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original picture</text:p>
          </table:table-cell>
          <table:table-cell table:number-columns-repeated="2" office:value-type="string">
            <text:p>def deepdream(net, base_img, iter_n=10, octave_n=4, octave_scale=1.4, end='inception_4c/output', clip=True, **step_params):</text:p>
          </table:table-cell>
          <table:table-cell office:value-type="string">
            <text:p>def deepdream(net, base_img, iter_n=15, octave_n=8, octave_scale=1.4, end='inception_4c/output', clip=True, **step_params):</text:p>
          </table:table-cell>
          <table:table-cell office:value-type="string">
            <text:p>def deepdream(net, base_img, iter_n=15, octave_n=8, octave_scale=1.4, end='inception_3a/1x1', clip=True, **step_params): #"inter_n=10, octave_n=4, octave_scale=1.4, end='inception_4c/output" was in the original</text:p>
          </table:table-cell>
          <table:table-cell office:value-type="string">
            <text:p>def deepdream(net, base_img, iter_n=15, octave_n=8, octave_scale=1.4, end='inception_3a/3x3', clip=True, **step_params): #"end='inception_3a/1x1" was in the last version</text:p>
          </table:table-cell>
          <table:table-cell office:value-type="string">
            <text:p>def deepdream(net, base_img, iter_n=15, octave_n=8, octave_scale=1.4, end='inception_3a/3x3_reduce', clip=True, **step_params): #"end='inception_3a/3x3" was in the last version</text:p>
          </table:table-cell>
          <table:table-cell office:value-type="string">
            <text:p>def deepdream(net, base_img, iter_n=15, octave_n=8, octave_scale=1.4, end='inception_3a/5x5', clip=True, **step_params): #"end='inception_3a/3x3_reduce" was in the last version</text:p>
          </table:table-cell>
          <table:table-cell office:value-type="string">
            <text:p>def deepdream(net, base_img, iter_n=15, octave_n=8, octave_scale=1.4, end='inception_3a/5x5_reduce', clip=True, **step_params): #"end='inception_3a/5x5'" was in the last version</text:p>
          </table:table-cell>
          <table:table-cell office:value-type="string">
            <text:p>def deepdream(net, base_img, iter_n=15, octave_n=8, octave_scale=1.4, end='inception_3a/output', clip=True, **step_params): #"end='inception_3a/5x5_reduce'" was in the last version</text:p>
          </table:table-cell>
          <table:table-cell office:value-type="string">
            <text:p>def deepdream(net, base_img, iter_n=15, octave_n=8, octave_scale=1.4, end='inception_3a/pool', clip=True, **step_params): #"end='inception_3a/output'" was in the last version</text:p>
          </table:table-cell>
          <table:table-cell office:value-type="string">
            <text:p>def deepdream(net, base_img, iter_n=15, octave_n=8, octave_scale=1.4, end='inception_3a/pool_proj', clip=True, **step_params): #"end='inception_3a/pool'" was in the last version</text:p>
          </table:table-cell>
          <table:table-cell office:value-type="string">
            <text:p>def deepdream(net, base_img, iter_n=15, octave_n=8, octave_scale=1.4, end='inception_3a/relu_1x1', clip=True, **step_params): #"end='inception_3a/pool_proj'" was in the last version</text:p>
          </table:table-cell>
          <table:table-cell office:value-type="string">
            <text:p>def deepdream(net, base_img, iter_n=15, octave_n=8, octave_scale=1.4, end='inception_3a/relu_3x3', clip=True, **step_params): #"end='inception_3a/relu_1x1'" was in the last version</text:p>
          </table:table-cell>
          <table:table-cell office:value-type="string">
            <text:p>def deepdream(net, base_img, iter_n=15, octave_n=8, octave_scale=1.4, end='inception_3a/relu_3x3_reduce', clip=True, **step_params): #"end='inception_3a/relu_3x3'" was in the last version</text:p>
          </table:table-cell>
          <table:table-cell office:value-type="string">
            <text:p>def deepdream(net, base_img, iter_n=15, octave_n=8, octave_scale=1.4, end='inception_3a/relu_5x5', clip=True, **step_params): #"end='inception_3a/relu_3x3_reduce" was in the last version</text:p>
          </table:table-cell>
        </table:table-row>
        <table:table-row table:style-name="ro1">
          <table:table-cell office:value-type="string">
            <text:p>ai1.jpg</text:p>
          </table:table-cell>
          <table:table-cell office:value-type="string">
            <text:p>ai1dream.png</text:p>
          </table:table-cell>
          <table:table-cell office:value-type="string">
            <text:p>ai1dream2.png</text:p>
          </table:table-cell>
          <table:table-cell office:value-type="string">
            <text:p>ai1dream3.png</text:p>
          </table:table-cell>
          <table:table-cell office:value-type="string">
            <text:p>ai1dream4.png</text:p>
          </table:table-cell>
          <table:table-cell office:value-type="string">
            <text:p>ai1dream5.png</text:p>
          </table:table-cell>
          <table:table-cell office:value-type="string">
            <text:p>ai1dream6.png</text:p>
          </table:table-cell>
          <table:table-cell office:value-type="string">
            <text:p>ai1dream7.png</text:p>
          </table:table-cell>
          <table:table-cell office:value-type="string">
            <text:p>ai1dream8.png</text:p>
          </table:table-cell>
          <table:table-cell office:value-type="string">
            <text:p>ai1dream9.png</text:p>
          </table:table-cell>
          <table:table-cell office:value-type="string">
            <text:p>ai1dream10.png</text:p>
          </table:table-cell>
          <table:table-cell office:value-type="string">
            <text:p>ai1dream11.png</text:p>
          </table:table-cell>
          <table:table-cell office:value-type="string">
            <text:p>ai1dream12.png</text:p>
          </table:table-cell>
          <table:table-cell office:value-type="string">
            <text:p>ai1dream13.png</text:p>
          </table:table-cell>
          <table:table-cell office:value-type="string">
            <text:p>ai1dream14.png</text:p>
          </table:table-cell>
          <table:table-cell office:value-type="string">
            <text:p>ai1dream15.png</text:p>
          </table:table-cell>
        </table:table-row>
        <table:table-row table:style-name="ro1">
          <table:table-cell office:value-type="string">
            <text:p>ai2.jpg</text:p>
          </table:table-cell>
          <table:table-cell office:value-type="string">
            <text:p>ai2dream.png</text:p>
          </table:table-cell>
          <table:table-cell office:value-type="string">
            <text:p>ai2dream2.png</text:p>
          </table:table-cell>
          <table:table-cell office:value-type="string">
            <text:p>ai2dream3.png</text:p>
          </table:table-cell>
          <table:table-cell office:value-type="string">
            <text:p>ai2dream4.png</text:p>
          </table:table-cell>
          <table:table-cell office:value-type="string">
            <text:p>ai2dream5.png</text:p>
          </table:table-cell>
          <table:table-cell office:value-type="string">
            <text:p>ai2dream6.png</text:p>
          </table:table-cell>
          <table:table-cell office:value-type="string">
            <text:p>ai2dream7.png</text:p>
          </table:table-cell>
          <table:table-cell office:value-type="string">
            <text:p>ai2dream8.png</text:p>
          </table:table-cell>
          <table:table-cell office:value-type="string">
            <text:p>ai2dream9.png</text:p>
          </table:table-cell>
          <table:table-cell office:value-type="string">
            <text:p>ai2dream10.png</text:p>
          </table:table-cell>
          <table:table-cell office:value-type="string">
            <text:p>ai2dream11.png</text:p>
          </table:table-cell>
          <table:table-cell office:value-type="string">
            <text:p>ai2dream12.png</text:p>
          </table:table-cell>
          <table:table-cell office:value-type="string">
            <text:p>ai2dream13.png</text:p>
          </table:table-cell>
          <table:table-cell office:value-type="string">
            <text:p>ai2dream14.png</text:p>
          </table:table-cell>
          <table:table-cell office:value-type="string">
            <text:p>ai2dream15.png</text:p>
          </table:table-cell>
        </table:table-row>
        <table:table-row table:style-name="ro1">
          <table:table-cell office:value-type="string">
            <text:p>ai3.jpg</text:p>
          </table:table-cell>
          <table:table-cell office:value-type="string">
            <text:p>ai3dream.png</text:p>
          </table:table-cell>
          <table:table-cell office:value-type="string">
            <text:p>ai3dream2.png</text:p>
          </table:table-cell>
          <table:table-cell office:value-type="string">
            <text:p>ai3dream3.png</text:p>
          </table:table-cell>
          <table:table-cell office:value-type="string">
            <text:p>ai3dream4.png</text:p>
          </table:table-cell>
          <table:table-cell office:value-type="string">
            <text:p>ai3dream5.png</text:p>
          </table:table-cell>
          <table:table-cell office:value-type="string">
            <text:p>ai3dream6.png</text:p>
          </table:table-cell>
          <table:table-cell office:value-type="string">
            <text:p>ai3dream7.png</text:p>
          </table:table-cell>
          <table:table-cell office:value-type="string">
            <text:p>ai3dream8.png</text:p>
          </table:table-cell>
          <table:table-cell office:value-type="string">
            <text:p>ai3dream9.png</text:p>
          </table:table-cell>
          <table:table-cell office:value-type="string">
            <text:p>ai3dream10.png</text:p>
          </table:table-cell>
          <table:table-cell office:value-type="string">
            <text:p>ai3dream11.png</text:p>
          </table:table-cell>
          <table:table-cell office:value-type="string">
            <text:p>ai3dream12.png</text:p>
          </table:table-cell>
          <table:table-cell office:value-type="string">
            <text:p>ai3dream13.png</text:p>
          </table:table-cell>
          <table:table-cell office:value-type="string">
            <text:p>ai3dream14.png</text:p>
          </table:table-cell>
          <table:table-cell office:value-type="string">
            <text:p>ai3dream15.png</text:p>
          </table:table-cell>
        </table:table-row>
        <table:table-row table:style-name="ro1">
          <table:table-cell office:value-type="string">
            <text:p>ai4.jpg</text:p>
          </table:table-cell>
          <table:table-cell office:value-type="string">
            <text:p>ai4dream.png</text:p>
          </table:table-cell>
          <table:table-cell office:value-type="string">
            <text:p>ai4dream2.png</text:p>
          </table:table-cell>
          <table:table-cell office:value-type="string">
            <text:p>ai4dream3.png</text:p>
          </table:table-cell>
          <table:table-cell office:value-type="string">
            <text:p>ai4dream4.png</text:p>
          </table:table-cell>
          <table:table-cell office:value-type="string">
            <text:p>ai4dream5.png</text:p>
          </table:table-cell>
          <table:table-cell office:value-type="string">
            <text:p>ai4dream6.png</text:p>
          </table:table-cell>
          <table:table-cell office:value-type="string">
            <text:p>ai4dream7.png</text:p>
          </table:table-cell>
          <table:table-cell office:value-type="string">
            <text:p>ai4dream8.png</text:p>
          </table:table-cell>
          <table:table-cell office:value-type="string">
            <text:p>ai4dream9.png</text:p>
          </table:table-cell>
          <table:table-cell office:value-type="string">
            <text:p>ai4dream10.png</text:p>
          </table:table-cell>
          <table:table-cell office:value-type="string">
            <text:p>ai4dream11.png</text:p>
          </table:table-cell>
          <table:table-cell office:value-type="string">
            <text:p>ai4dream12.png</text:p>
          </table:table-cell>
          <table:table-cell office:value-type="string">
            <text:p>ai4dream13.png</text:p>
          </table:table-cell>
          <table:table-cell office:value-type="string">
            <text:p>ai4dream14.png</text:p>
          </table:table-cell>
          <table:table-cell office:value-type="string">
            <text:p>ai4dream15.png</text:p>
          </table:table-cell>
        </table:table-row>
        <table:table-row table:style-name="ro1">
          <table:table-cell office:value-type="string">
            <text:p>ai5.jpg</text:p>
          </table:table-cell>
          <table:table-cell office:value-type="string">
            <text:p>ai5dream.png</text:p>
          </table:table-cell>
          <table:table-cell office:value-type="string">
            <text:p>ai5dream2.png</text:p>
          </table:table-cell>
          <table:table-cell office:value-type="string">
            <text:p>ai5dream3.png</text:p>
          </table:table-cell>
          <table:table-cell office:value-type="string">
            <text:p>ai5dream4.png</text:p>
          </table:table-cell>
          <table:table-cell office:value-type="string">
            <text:p>ai5dream5.png</text:p>
          </table:table-cell>
          <table:table-cell office:value-type="string">
            <text:p>ai5dream6.png</text:p>
          </table:table-cell>
          <table:table-cell office:value-type="string">
            <text:p>ai5dream7.png</text:p>
          </table:table-cell>
          <table:table-cell office:value-type="string">
            <text:p>ai5dream8.png</text:p>
          </table:table-cell>
          <table:table-cell office:value-type="string">
            <text:p>ai5dream9.png</text:p>
          </table:table-cell>
          <table:table-cell office:value-type="string">
            <text:p>ai5dream10.png</text:p>
          </table:table-cell>
          <table:table-cell office:value-type="string">
            <text:p>ai5dream11.png</text:p>
          </table:table-cell>
          <table:table-cell office:value-type="string">
            <text:p>ai5dream12.png</text:p>
          </table:table-cell>
          <table:table-cell office:value-type="string">
            <text:p>ai5dream13.png</text:p>
          </table:table-cell>
          <table:table-cell office:value-type="string">
            <text:p>ai5dream14.png</text:p>
          </table:table-cell>
          <table:table-cell office:value-type="string">
            <text:p>ai5dream15.png</text:p>
          </table:table-cell>
        </table:table-row>
        <table:table-row table:style-name="ro1">
          <table:table-cell office:value-type="string">
            <text:p>ai6.jpg</text:p>
          </table:table-cell>
          <table:table-cell office:value-type="string">
            <text:p>ai6dream.png</text:p>
          </table:table-cell>
          <table:table-cell office:value-type="string">
            <text:p>ai6dream2.png</text:p>
          </table:table-cell>
          <table:table-cell office:value-type="string">
            <text:p>ai6dream3.png</text:p>
          </table:table-cell>
          <table:table-cell office:value-type="string">
            <text:p>ai6dream4.png</text:p>
          </table:table-cell>
          <table:table-cell office:value-type="string">
            <text:p>ai6dream5.png</text:p>
          </table:table-cell>
          <table:table-cell office:value-type="string">
            <text:p>ai6dream6.png</text:p>
          </table:table-cell>
          <table:table-cell office:value-type="string">
            <text:p>ai6dream7.png</text:p>
          </table:table-cell>
          <table:table-cell office:value-type="string">
            <text:p>ai6dream8.png</text:p>
          </table:table-cell>
          <table:table-cell office:value-type="string">
            <text:p>ai6dream9.png</text:p>
          </table:table-cell>
          <table:table-cell office:value-type="string">
            <text:p>ai6dream10.png</text:p>
          </table:table-cell>
          <table:table-cell office:value-type="string">
            <text:p>ai6dream11.png</text:p>
          </table:table-cell>
          <table:table-cell office:value-type="string">
            <text:p>ai6dream12.png</text:p>
          </table:table-cell>
          <table:table-cell office:value-type="string">
            <text:p>ai6dream13.png</text:p>
          </table:table-cell>
          <table:table-cell office:value-type="string">
            <text:p>ai6dream14.png</text:p>
          </table:table-cell>
          <table:table-cell office:value-type="string">
            <text:p>ai6dream15.png</text:p>
          </table:table-cell>
        </table:table-row>
        <table:table-row table:style-name="ro1">
          <table:table-cell office:value-type="string">
            <text:p>ar1.jpg</text:p>
          </table:table-cell>
          <table:table-cell office:value-type="string">
            <text:p>ar1dream.png</text:p>
          </table:table-cell>
          <table:table-cell office:value-type="string">
            <text:p>ar1dream2.png</text:p>
          </table:table-cell>
          <table:table-cell office:value-type="string">
            <text:p>ar1dream3.png</text:p>
          </table:table-cell>
          <table:table-cell office:value-type="string">
            <text:p>ar1dream4.png</text:p>
          </table:table-cell>
          <table:table-cell office:value-type="string">
            <text:p>ar1dream5.png</text:p>
          </table:table-cell>
          <table:table-cell office:value-type="string">
            <text:p>ar1dream6.png</text:p>
          </table:table-cell>
          <table:table-cell office:value-type="string">
            <text:p>ar1dream7.png</text:p>
          </table:table-cell>
          <table:table-cell office:value-type="string">
            <text:p>ar1dream8.png</text:p>
          </table:table-cell>
          <table:table-cell office:value-type="string">
            <text:p>ar1dream9.png</text:p>
          </table:table-cell>
          <table:table-cell office:value-type="string">
            <text:p>ar1dream10.png</text:p>
          </table:table-cell>
          <table:table-cell office:value-type="string">
            <text:p>ar1dream11.png</text:p>
          </table:table-cell>
          <table:table-cell office:value-type="string">
            <text:p>ar1dream12.png</text:p>
          </table:table-cell>
          <table:table-cell office:value-type="string">
            <text:p>ar1dream13.png</text:p>
          </table:table-cell>
          <table:table-cell office:value-type="string">
            <text:p>ar1dream14.png</text:p>
          </table:table-cell>
          <table:table-cell office:value-type="string">
            <text:p>ar1dream15.png</text:p>
          </table:table-cell>
        </table:table-row>
        <table:table-row table:style-name="ro1">
          <table:table-cell office:value-type="string">
            <text:p>ar2.jpg</text:p>
          </table:table-cell>
          <table:table-cell office:value-type="string">
            <text:p>ar2dream.png</text:p>
          </table:table-cell>
          <table:table-cell office:value-type="string">
            <text:p>ar2dream2.png</text:p>
          </table:table-cell>
          <table:table-cell office:value-type="string">
            <text:p>ar2dream3.png</text:p>
          </table:table-cell>
          <table:table-cell office:value-type="string">
            <text:p>ar2dream4.png</text:p>
          </table:table-cell>
          <table:table-cell office:value-type="string">
            <text:p>ar2dream5.png</text:p>
          </table:table-cell>
          <table:table-cell office:value-type="string">
            <text:p>ar2dream6.png</text:p>
          </table:table-cell>
          <table:table-cell office:value-type="string">
            <text:p>ar2dream7.png</text:p>
          </table:table-cell>
          <table:table-cell office:value-type="string">
            <text:p>ar2dream8.png</text:p>
          </table:table-cell>
          <table:table-cell office:value-type="string">
            <text:p>ar2dream9.png</text:p>
          </table:table-cell>
          <table:table-cell office:value-type="string">
            <text:p>ar2dream10.png</text:p>
          </table:table-cell>
          <table:table-cell office:value-type="string">
            <text:p>ar2dream11.png</text:p>
          </table:table-cell>
          <table:table-cell office:value-type="string">
            <text:p>ar2dream12.png</text:p>
          </table:table-cell>
          <table:table-cell office:value-type="string">
            <text:p>ar2dream13.png</text:p>
          </table:table-cell>
          <table:table-cell office:value-type="string">
            <text:p>ar2dream14.png</text:p>
          </table:table-cell>
          <table:table-cell office:value-type="string">
            <text:p>ar2dream15.png</text:p>
          </table:table-cell>
        </table:table-row>
        <table:table-row table:style-name="ro1">
          <table:table-cell office:value-type="string">
            <text:p>ar3.jpg</text:p>
          </table:table-cell>
          <table:table-cell office:value-type="string">
            <text:p>ar3dream.png</text:p>
          </table:table-cell>
          <table:table-cell office:value-type="string">
            <text:p>ar3dream2.png</text:p>
          </table:table-cell>
          <table:table-cell office:value-type="string">
            <text:p>ar3dream3.png</text:p>
          </table:table-cell>
          <table:table-cell office:value-type="string">
            <text:p>ar3dream4.png</text:p>
          </table:table-cell>
          <table:table-cell office:value-type="string">
            <text:p>ar3dream5.png</text:p>
          </table:table-cell>
          <table:table-cell office:value-type="string">
            <text:p>ar3dream6.png</text:p>
          </table:table-cell>
          <table:table-cell office:value-type="string">
            <text:p>ar3dream7.png</text:p>
          </table:table-cell>
          <table:table-cell office:value-type="string">
            <text:p>ar3dream8.png</text:p>
          </table:table-cell>
          <table:table-cell office:value-type="string">
            <text:p>ar3dream9.png</text:p>
          </table:table-cell>
          <table:table-cell office:value-type="string">
            <text:p>ar3dream10.png</text:p>
          </table:table-cell>
          <table:table-cell office:value-type="string">
            <text:p>ar3dream11.png</text:p>
          </table:table-cell>
          <table:table-cell office:value-type="string">
            <text:p>ar3dream12.png</text:p>
          </table:table-cell>
          <table:table-cell office:value-type="string">
            <text:p>ar3dream13.png</text:p>
          </table:table-cell>
          <table:table-cell office:value-type="string">
            <text:p>ar3dream14.png</text:p>
          </table:table-cell>
          <table:table-cell office:value-type="string">
            <text:p>ar3dream15.png</text:p>
          </table:table-cell>
        </table:table-row>
        <table:table-row table:style-name="ro1">
          <table:table-cell office:value-type="string">
            <text:p>ar4.jpg</text:p>
          </table:table-cell>
          <table:table-cell office:value-type="string">
            <text:p>ar4dream.png</text:p>
          </table:table-cell>
          <table:table-cell office:value-type="string">
            <text:p>ar4dream2.png</text:p>
          </table:table-cell>
          <table:table-cell office:value-type="string">
            <text:p>ar4dream3.png</text:p>
          </table:table-cell>
          <table:table-cell office:value-type="string">
            <text:p>ar4dream4.png</text:p>
          </table:table-cell>
          <table:table-cell office:value-type="string">
            <text:p>ar4dream5.png</text:p>
          </table:table-cell>
          <table:table-cell office:value-type="string">
            <text:p>ar4dream6.png</text:p>
          </table:table-cell>
          <table:table-cell office:value-type="string">
            <text:p>ar4dream7.png</text:p>
          </table:table-cell>
          <table:table-cell office:value-type="string">
            <text:p>ar4dream8.png</text:p>
          </table:table-cell>
          <table:table-cell office:value-type="string">
            <text:p>ar4dream9.png</text:p>
          </table:table-cell>
          <table:table-cell office:value-type="string">
            <text:p>ar4dream10.png</text:p>
          </table:table-cell>
          <table:table-cell office:value-type="string">
            <text:p>ar4dream11.png</text:p>
          </table:table-cell>
          <table:table-cell office:value-type="string">
            <text:p>ar4dream12.png</text:p>
          </table:table-cell>
          <table:table-cell office:value-type="string">
            <text:p>ar4dream13.png</text:p>
          </table:table-cell>
          <table:table-cell office:value-type="string">
            <text:p>ar4dream14.png</text:p>
          </table:table-cell>
          <table:table-cell office:value-type="string">
            <text:p>ar4dream15.png</text:p>
          </table:table-cell>
        </table:table-row>
        <table:table-row table:style-name="ro1">
          <table:table-cell office:value-type="string">
            <text:p>ar5.jpg</text:p>
          </table:table-cell>
          <table:table-cell office:value-type="string">
            <text:p>ar5dream.png</text:p>
          </table:table-cell>
          <table:table-cell office:value-type="string">
            <text:p>ar5dream2.png</text:p>
          </table:table-cell>
          <table:table-cell office:value-type="string">
            <text:p>ar5dream3.png</text:p>
          </table:table-cell>
          <table:table-cell office:value-type="string">
            <text:p>ar5dream4.png</text:p>
          </table:table-cell>
          <table:table-cell office:value-type="string">
            <text:p>ar5dream5.png</text:p>
          </table:table-cell>
          <table:table-cell office:value-type="string">
            <text:p>ar5dream6.png</text:p>
          </table:table-cell>
          <table:table-cell office:value-type="string">
            <text:p>ar5dream7.png</text:p>
          </table:table-cell>
          <table:table-cell office:value-type="string">
            <text:p>ar5dream8.png</text:p>
          </table:table-cell>
          <table:table-cell office:value-type="string">
            <text:p>ar5dream9.png</text:p>
          </table:table-cell>
          <table:table-cell office:value-type="string">
            <text:p>ar5dream10.png</text:p>
          </table:table-cell>
          <table:table-cell office:value-type="string">
            <text:p>ar5dream11.png</text:p>
          </table:table-cell>
          <table:table-cell office:value-type="string">
            <text:p>ar5dream12.png</text:p>
          </table:table-cell>
          <table:table-cell office:value-type="string">
            <text:p>ar5dream13.png</text:p>
          </table:table-cell>
          <table:table-cell office:value-type="string">
            <text:p>ar5dream14.png</text:p>
          </table:table-cell>
          <table:table-cell office:value-type="string">
            <text:p>ar5dream15.png</text:p>
          </table:table-cell>
        </table:table-row>
        <table:table-row table:style-name="ro1">
          <table:table-cell office:value-type="string">
            <text:p>ar6.jpg</text:p>
          </table:table-cell>
          <table:table-cell office:value-type="string">
            <text:p>ar6dream.png</text:p>
          </table:table-cell>
          <table:table-cell office:value-type="string">
            <text:p>ar6dream2.png</text:p>
          </table:table-cell>
          <table:table-cell office:value-type="string">
            <text:p>ar6dream3.png</text:p>
          </table:table-cell>
          <table:table-cell office:value-type="string">
            <text:p>ar6dream4.png</text:p>
          </table:table-cell>
          <table:table-cell office:value-type="string">
            <text:p>ar6dream5.png</text:p>
          </table:table-cell>
          <table:table-cell office:value-type="string">
            <text:p>ar6dream6.png</text:p>
          </table:table-cell>
          <table:table-cell office:value-type="string">
            <text:p>ar6dream7.png</text:p>
          </table:table-cell>
          <table:table-cell office:value-type="string">
            <text:p>ar6dream8.png</text:p>
          </table:table-cell>
          <table:table-cell office:value-type="string">
            <text:p>ar6dream9.png</text:p>
          </table:table-cell>
          <table:table-cell office:value-type="string">
            <text:p>ar6dream10.png</text:p>
          </table:table-cell>
          <table:table-cell office:value-type="string">
            <text:p>ar6dream11.png</text:p>
          </table:table-cell>
          <table:table-cell office:value-type="string">
            <text:p>ar6dream12.png</text:p>
          </table:table-cell>
          <table:table-cell office:value-type="string">
            <text:p>ar6dream13.png</text:p>
          </table:table-cell>
          <table:table-cell office:value-type="string">
            <text:p>ar6dream14.png</text:p>
          </table:table-cell>
          <table:table-cell office:value-type="string">
            <text:p>ar6dream15.png</text:p>
          </table:table-cell>
        </table:table-row>
        <table:table-row table:style-name="ro1">
          <table:table-cell office:value-type="string">
            <text:p>ar7.jpg</text:p>
          </table:table-cell>
          <table:table-cell office:value-type="string">
            <text:p>ar7dream.png</text:p>
          </table:table-cell>
          <table:table-cell office:value-type="string">
            <text:p>ar7dream2.png</text:p>
          </table:table-cell>
          <table:table-cell office:value-type="string">
            <text:p>ar7dream3.png</text:p>
          </table:table-cell>
          <table:table-cell office:value-type="string">
            <text:p>ar7dream4.png</text:p>
          </table:table-cell>
          <table:table-cell office:value-type="string">
            <text:p>ar7dream5.png</text:p>
          </table:table-cell>
          <table:table-cell office:value-type="string">
            <text:p>ar7dream6.png</text:p>
          </table:table-cell>
          <table:table-cell office:value-type="string">
            <text:p>ar7dream7.png</text:p>
          </table:table-cell>
          <table:table-cell office:value-type="string">
            <text:p>ar7dream8.png</text:p>
          </table:table-cell>
          <table:table-cell office:value-type="string">
            <text:p>ar7dream9.png</text:p>
          </table:table-cell>
          <table:table-cell office:value-type="string">
            <text:p>ar7dream10.png</text:p>
          </table:table-cell>
          <table:table-cell office:value-type="string">
            <text:p>ar7dream11.png</text:p>
          </table:table-cell>
          <table:table-cell office:value-type="string">
            <text:p>ar7dream12.png</text:p>
          </table:table-cell>
          <table:table-cell office:value-type="string">
            <text:p>ar7dream13.png</text:p>
          </table:table-cell>
          <table:table-cell office:value-type="string">
            <text:p>ar7dream14.png</text:p>
          </table:table-cell>
          <table:table-cell office:value-type="string">
            <text:p>ar7dream15.png</text:p>
          </table:table-cell>
        </table:table-row>
        <table:table-row table:style-name="ro1">
          <table:table-cell office:value-type="string">
            <text:p>ar8.jpg</text:p>
          </table:table-cell>
          <table:table-cell office:value-type="string">
            <text:p>ar8dream.png</text:p>
          </table:table-cell>
          <table:table-cell office:value-type="string">
            <text:p>ar8dream2.png</text:p>
          </table:table-cell>
          <table:table-cell office:value-type="string">
            <text:p>ar8dream3.png</text:p>
          </table:table-cell>
          <table:table-cell office:value-type="string">
            <text:p>ar8dream4.png</text:p>
          </table:table-cell>
          <table:table-cell office:value-type="string">
            <text:p>ar8dream5.png</text:p>
          </table:table-cell>
          <table:table-cell office:value-type="string">
            <text:p>ar8dream6.png</text:p>
          </table:table-cell>
          <table:table-cell office:value-type="string">
            <text:p>ar8dream7.png</text:p>
          </table:table-cell>
          <table:table-cell office:value-type="string">
            <text:p>ar8dream8.png</text:p>
          </table:table-cell>
          <table:table-cell office:value-type="string">
            <text:p>ar8dream9.png</text:p>
          </table:table-cell>
          <table:table-cell office:value-type="string">
            <text:p>ar8dream10.png</text:p>
          </table:table-cell>
          <table:table-cell office:value-type="string">
            <text:p>ar8dream11.png</text:p>
          </table:table-cell>
          <table:table-cell office:value-type="string">
            <text:p>ar8dream12.png</text:p>
          </table:table-cell>
          <table:table-cell office:value-type="string">
            <text:p>ar8dream13.png</text:p>
          </table:table-cell>
          <table:table-cell office:value-type="string">
            <text:p>ar8dream14.png</text:p>
          </table:table-cell>
          <table:table-cell office:value-type="string">
            <text:p>ar8dream15.png</text:p>
          </table:table-cell>
        </table:table-row>
        <table:table-row table:style-name="ro1">
          <table:table-cell office:value-type="string">
            <text:p>ar9.jpg</text:p>
          </table:table-cell>
          <table:table-cell office:value-type="string">
            <text:p>ar9dream.png</text:p>
          </table:table-cell>
          <table:table-cell office:value-type="string">
            <text:p>ar9dream2.png</text:p>
          </table:table-cell>
          <table:table-cell office:value-type="string">
            <text:p>ar9dream3.png</text:p>
          </table:table-cell>
          <table:table-cell office:value-type="string">
            <text:p>ar9dream4.png</text:p>
          </table:table-cell>
          <table:table-cell office:value-type="string">
            <text:p>ar9dream5.png</text:p>
          </table:table-cell>
          <table:table-cell office:value-type="string">
            <text:p>ar9dream6.png</text:p>
          </table:table-cell>
          <table:table-cell office:value-type="string">
            <text:p>ar9dream7.png</text:p>
          </table:table-cell>
          <table:table-cell office:value-type="string">
            <text:p>ar9dream8.png</text:p>
          </table:table-cell>
          <table:table-cell office:value-type="string">
            <text:p>ar9dream9.png</text:p>
          </table:table-cell>
          <table:table-cell office:value-type="string">
            <text:p>ar9dream10.png</text:p>
          </table:table-cell>
          <table:table-cell office:value-type="string">
            <text:p>ar9dream11.png</text:p>
          </table:table-cell>
          <table:table-cell office:value-type="string">
            <text:p>ar9dream12.png</text:p>
          </table:table-cell>
          <table:table-cell office:value-type="string">
            <text:p>ar9dream13.png</text:p>
          </table:table-cell>
          <table:table-cell office:value-type="string">
            <text:p>ar9dream14.png</text:p>
          </table:table-cell>
          <table:table-cell office:value-type="string">
            <text:p>ar9dream15.png</text:p>
          </table:table-cell>
        </table:table-row>
        <table:table-row table:style-name="ro1">
          <table:table-cell office:value-type="string">
            <text:p>ar10.jpg</text:p>
          </table:table-cell>
          <table:table-cell office:value-type="string">
            <text:p>ar10dream.png</text:p>
          </table:table-cell>
          <table:table-cell office:value-type="string">
            <text:p>ar10dream2.png</text:p>
          </table:table-cell>
          <table:table-cell office:value-type="string">
            <text:p>ar10dream3.png</text:p>
          </table:table-cell>
          <table:table-cell office:value-type="string">
            <text:p>ar10dream4.png</text:p>
          </table:table-cell>
          <table:table-cell office:value-type="string">
            <text:p>ar10dream5.png</text:p>
          </table:table-cell>
          <table:table-cell office:value-type="string">
            <text:p>ar10dream6.png</text:p>
          </table:table-cell>
          <table:table-cell office:value-type="string">
            <text:p>ar10dream7.png</text:p>
          </table:table-cell>
          <table:table-cell office:value-type="string">
            <text:p>ar10dream8.png</text:p>
          </table:table-cell>
          <table:table-cell office:value-type="string">
            <text:p>ar10dream9.png</text:p>
          </table:table-cell>
          <table:table-cell office:value-type="string">
            <text:p>ar10dream10.png</text:p>
          </table:table-cell>
          <table:table-cell office:value-type="string">
            <text:p>ar10dream11.png</text:p>
          </table:table-cell>
          <table:table-cell office:value-type="string">
            <text:p>ar10dream12.png</text:p>
          </table:table-cell>
          <table:table-cell office:value-type="string">
            <text:p>ar10dream13.png</text:p>
          </table:table-cell>
          <table:table-cell office:value-type="string">
            <text:p>ar10dream14.png</text:p>
          </table:table-cell>
          <table:table-cell office:value-type="string">
            <text:p>ar10dream15.png</text:p>
          </table:table-cell>
        </table:table-row>
        <table:table-row table:style-name="ro1">
          <table:table-cell office:value-type="string">
            <text:p>ar11.jpg</text:p>
          </table:table-cell>
          <table:table-cell office:value-type="string">
            <text:p>ar11dream.png</text:p>
          </table:table-cell>
          <table:table-cell office:value-type="string">
            <text:p>ar11dream2.png</text:p>
          </table:table-cell>
          <table:table-cell office:value-type="string">
            <text:p>ar11dream3.png</text:p>
          </table:table-cell>
          <table:table-cell office:value-type="string">
            <text:p>ar11dream4.png</text:p>
          </table:table-cell>
          <table:table-cell office:value-type="string">
            <text:p>ar11dream5.png</text:p>
          </table:table-cell>
          <table:table-cell office:value-type="string">
            <text:p>ar11dream6.png</text:p>
          </table:table-cell>
          <table:table-cell office:value-type="string">
            <text:p>ar11dream7.png</text:p>
          </table:table-cell>
          <table:table-cell office:value-type="string">
            <text:p>ar11dream8.png</text:p>
          </table:table-cell>
          <table:table-cell office:value-type="string">
            <text:p>ar11dream9.png</text:p>
          </table:table-cell>
          <table:table-cell office:value-type="string">
            <text:p>ar11dream10.png</text:p>
          </table:table-cell>
          <table:table-cell office:value-type="string">
            <text:p>ar11dream11.png</text:p>
          </table:table-cell>
          <table:table-cell office:value-type="string">
            <text:p>ar11dream12.png</text:p>
          </table:table-cell>
          <table:table-cell office:value-type="string">
            <text:p>ar11dream13.png</text:p>
          </table:table-cell>
          <table:table-cell office:value-type="string">
            <text:p>ar11dream14.png</text:p>
          </table:table-cell>
          <table:table-cell office:value-type="string">
            <text:p>ar11dream15.png</text:p>
          </table:table-cell>
        </table:table-row>
        <table:table-row table:style-name="ro1">
          <table:table-cell office:value-type="string">
            <text:p>ar12.jpg</text:p>
          </table:table-cell>
          <table:table-cell office:value-type="string">
            <text:p>ar12dream.png</text:p>
          </table:table-cell>
          <table:table-cell office:value-type="string">
            <text:p>ar12dream2.png</text:p>
          </table:table-cell>
          <table:table-cell office:value-type="string">
            <text:p>ar12dream3.png</text:p>
          </table:table-cell>
          <table:table-cell office:value-type="string">
            <text:p>ar12dream4.png</text:p>
          </table:table-cell>
          <table:table-cell office:value-type="string">
            <text:p>ar12dream5.png</text:p>
          </table:table-cell>
          <table:table-cell office:value-type="string">
            <text:p>ar12dream6.png</text:p>
          </table:table-cell>
          <table:table-cell office:value-type="string">
            <text:p>ar12dream7.png</text:p>
          </table:table-cell>
          <table:table-cell office:value-type="string">
            <text:p>ar12dream8.png</text:p>
          </table:table-cell>
          <table:table-cell office:value-type="string">
            <text:p>ar12dream9.png</text:p>
          </table:table-cell>
          <table:table-cell office:value-type="string">
            <text:p>ar12dream10.png</text:p>
          </table:table-cell>
          <table:table-cell office:value-type="string">
            <text:p>ar12dream11.png</text:p>
          </table:table-cell>
          <table:table-cell office:value-type="string">
            <text:p>ar12dream12.png</text:p>
          </table:table-cell>
          <table:table-cell office:value-type="string">
            <text:p>ar12dream13.png</text:p>
          </table:table-cell>
          <table:table-cell office:value-type="string">
            <text:p>ar12dream14.png</text:p>
          </table:table-cell>
          <table:table-cell office:value-type="string">
            <text:p>ar12dream15.png</text:p>
          </table:table-cell>
        </table:table-row>
        <table:table-row table:style-name="ro1">
          <table:table-cell office:value-type="string">
            <text:p>ar13.jpg</text:p>
          </table:table-cell>
          <table:table-cell office:value-type="string">
            <text:p>ar13dream.png</text:p>
          </table:table-cell>
          <table:table-cell office:value-type="string">
            <text:p>ar13dream2.png</text:p>
          </table:table-cell>
          <table:table-cell office:value-type="string">
            <text:p>ar13dream3.png</text:p>
          </table:table-cell>
          <table:table-cell office:value-type="string">
            <text:p>ar13dream4.png</text:p>
          </table:table-cell>
          <table:table-cell office:value-type="string">
            <text:p>ar13dream5.png</text:p>
          </table:table-cell>
          <table:table-cell office:value-type="string">
            <text:p>ar13dream6.png</text:p>
          </table:table-cell>
          <table:table-cell office:value-type="string">
            <text:p>ar13dream7.png</text:p>
          </table:table-cell>
          <table:table-cell office:value-type="string">
            <text:p>ar13dream8.png</text:p>
          </table:table-cell>
          <table:table-cell office:value-type="string">
            <text:p>ar13dream9.png</text:p>
          </table:table-cell>
          <table:table-cell office:value-type="string">
            <text:p>ar13dream10.png</text:p>
          </table:table-cell>
          <table:table-cell office:value-type="string">
            <text:p>ar13dream11.png</text:p>
          </table:table-cell>
          <table:table-cell office:value-type="string">
            <text:p>ar13dream12.png</text:p>
          </table:table-cell>
          <table:table-cell office:value-type="string">
            <text:p>ar13dream13.png</text:p>
          </table:table-cell>
          <table:table-cell office:value-type="string">
            <text:p>ar13dream14.png</text:p>
          </table:table-cell>
          <table:table-cell office:value-type="string">
            <text:p>ar13dream15.png</text:p>
          </table:table-cell>
        </table:table-row>
        <table:table-row table:style-name="ro1">
          <table:table-cell office:value-type="string">
            <text:p>ar14.jpg</text:p>
          </table:table-cell>
          <table:table-cell office:value-type="string">
            <text:p>ar14dream.png</text:p>
          </table:table-cell>
          <table:table-cell office:value-type="string">
            <text:p>ar14dream2.png</text:p>
          </table:table-cell>
          <table:table-cell office:value-type="string">
            <text:p>ar14dream3.png</text:p>
          </table:table-cell>
          <table:table-cell office:value-type="string">
            <text:p>ar14dream4.png</text:p>
          </table:table-cell>
          <table:table-cell office:value-type="string">
            <text:p>ar14dream5.png</text:p>
          </table:table-cell>
          <table:table-cell office:value-type="string">
            <text:p>ar14dream6.png</text:p>
          </table:table-cell>
          <table:table-cell office:value-type="string">
            <text:p>ar14dream7.png</text:p>
          </table:table-cell>
          <table:table-cell office:value-type="string">
            <text:p>ar14dream8.png</text:p>
          </table:table-cell>
          <table:table-cell office:value-type="string">
            <text:p>ar14dream9.png</text:p>
          </table:table-cell>
          <table:table-cell office:value-type="string">
            <text:p>ar14dream10.png</text:p>
          </table:table-cell>
          <table:table-cell office:value-type="string">
            <text:p>ar14dream11.png</text:p>
          </table:table-cell>
          <table:table-cell office:value-type="string">
            <text:p>ar14dream12.png</text:p>
          </table:table-cell>
          <table:table-cell office:value-type="string">
            <text:p>ar14dream13.png</text:p>
          </table:table-cell>
          <table:table-cell office:value-type="string">
            <text:p>ar14dream14.png</text:p>
          </table:table-cell>
          <table:table-cell office:value-type="string">
            <text:p>ar14dream15.png</text:p>
          </table:table-cell>
        </table:table-row>
        <table:table-row table:style-name="ro1">
          <table:table-cell office:value-type="string">
            <text:p>ar15.jpg</text:p>
          </table:table-cell>
          <table:table-cell office:value-type="string">
            <text:p>ar15dream.png</text:p>
          </table:table-cell>
          <table:table-cell office:value-type="string">
            <text:p>ar15dream2.png</text:p>
          </table:table-cell>
          <table:table-cell office:value-type="string">
            <text:p>ar15dream3.png</text:p>
          </table:table-cell>
          <table:table-cell office:value-type="string">
            <text:p>ar15dream4.png</text:p>
          </table:table-cell>
          <table:table-cell office:value-type="string">
            <text:p>ar15dream5.png</text:p>
          </table:table-cell>
          <table:table-cell office:value-type="string">
            <text:p>ar15dream6.png</text:p>
          </table:table-cell>
          <table:table-cell office:value-type="string">
            <text:p>ar15dream7.png</text:p>
          </table:table-cell>
          <table:table-cell office:value-type="string">
            <text:p>ar15dream8.png</text:p>
          </table:table-cell>
          <table:table-cell office:value-type="string">
            <text:p>ar15dream9.png</text:p>
          </table:table-cell>
          <table:table-cell office:value-type="string">
            <text:p>ar15dream10.png</text:p>
          </table:table-cell>
          <table:table-cell office:value-type="string">
            <text:p>ar15dream11.png</text:p>
          </table:table-cell>
          <table:table-cell office:value-type="string">
            <text:p>ar15dream12.png</text:p>
          </table:table-cell>
          <table:table-cell office:value-type="string">
            <text:p>ar15dream13.png</text:p>
          </table:table-cell>
          <table:table-cell office:value-type="string">
            <text:p>ar15dream14.png</text:p>
          </table:table-cell>
          <table:table-cell office:value-type="string">
            <text:p>ar15dream15.png</text:p>
          </table:table-cell>
        </table:table-row>
        <table:table-row table:style-name="ro1">
          <table:table-cell office:value-type="string">
            <text:p>ar16.jpg</text:p>
          </table:table-cell>
          <table:table-cell office:value-type="string">
            <text:p>ar16dream.png</text:p>
          </table:table-cell>
          <table:table-cell office:value-type="string">
            <text:p>ar16dream2.png</text:p>
          </table:table-cell>
          <table:table-cell office:value-type="string">
            <text:p>ar16dream3.png</text:p>
          </table:table-cell>
          <table:table-cell office:value-type="string">
            <text:p>ar16dream4.png</text:p>
          </table:table-cell>
          <table:table-cell office:value-type="string">
            <text:p>ar16dream5.png</text:p>
          </table:table-cell>
          <table:table-cell office:value-type="string">
            <text:p>ar16dream6.png</text:p>
          </table:table-cell>
          <table:table-cell office:value-type="string">
            <text:p>ar16dream7.png</text:p>
          </table:table-cell>
          <table:table-cell office:value-type="string">
            <text:p>ar16dream8.png</text:p>
          </table:table-cell>
          <table:table-cell office:value-type="string">
            <text:p>ar16dream9.png</text:p>
          </table:table-cell>
          <table:table-cell office:value-type="string">
            <text:p>ar16dream10.png</text:p>
          </table:table-cell>
          <table:table-cell office:value-type="string">
            <text:p>ar16dream11.png</text:p>
          </table:table-cell>
          <table:table-cell office:value-type="string">
            <text:p>ar16dream12.png</text:p>
          </table:table-cell>
          <table:table-cell office:value-type="string">
            <text:p>ar16dream13.png</text:p>
          </table:table-cell>
          <table:table-cell office:value-type="string">
            <text:p>ar16dream14.png</text:p>
          </table:table-cell>
          <table:table-cell office:value-type="string">
            <text:p>ar16dream15.png</text:p>
          </table:table-cell>
        </table:table-row>
        <table:table-row table:style-name="ro1">
          <table:table-cell office:value-type="string">
            <text:p>ar17.jpg</text:p>
          </table:table-cell>
          <table:table-cell office:value-type="string">
            <text:p>ar17dream.png</text:p>
          </table:table-cell>
          <table:table-cell office:value-type="string">
            <text:p>ar17dream2.png</text:p>
          </table:table-cell>
          <table:table-cell office:value-type="string">
            <text:p>ar17dream3.png</text:p>
          </table:table-cell>
          <table:table-cell office:value-type="string">
            <text:p>ar17dream4.png</text:p>
          </table:table-cell>
          <table:table-cell office:value-type="string">
            <text:p>ar17dream5.png</text:p>
          </table:table-cell>
          <table:table-cell office:value-type="string">
            <text:p>ar17dream6.png</text:p>
          </table:table-cell>
          <table:table-cell office:value-type="string">
            <text:p>ar17dream7.png</text:p>
          </table:table-cell>
          <table:table-cell office:value-type="string">
            <text:p>ar17dream8.png</text:p>
          </table:table-cell>
          <table:table-cell office:value-type="string">
            <text:p>ar17dream9.png</text:p>
          </table:table-cell>
          <table:table-cell office:value-type="string">
            <text:p>ar17dream10.png</text:p>
          </table:table-cell>
          <table:table-cell office:value-type="string">
            <text:p>ar17dream11.png</text:p>
          </table:table-cell>
          <table:table-cell office:value-type="string">
            <text:p>ar17dream12.png</text:p>
          </table:table-cell>
          <table:table-cell office:value-type="string">
            <text:p>ar17dream13.png</text:p>
          </table:table-cell>
          <table:table-cell office:value-type="string">
            <text:p>ar17dream14.png</text:p>
          </table:table-cell>
          <table:table-cell office:value-type="string">
            <text:p>ar17dream15.png</text:p>
          </table:table-cell>
        </table:table-row>
        <table:table-row table:style-name="ro1">
          <table:table-cell office:value-type="string">
            <text:p>ar18.jpg</text:p>
          </table:table-cell>
          <table:table-cell office:value-type="string">
            <text:p>ar18dream.png</text:p>
          </table:table-cell>
          <table:table-cell office:value-type="string">
            <text:p>ar18dream2.png</text:p>
          </table:table-cell>
          <table:table-cell office:value-type="string">
            <text:p>ar18dream3.png</text:p>
          </table:table-cell>
          <table:table-cell office:value-type="string">
            <text:p>ar18dream4.png</text:p>
          </table:table-cell>
          <table:table-cell office:value-type="string">
            <text:p>ar18dream5.png</text:p>
          </table:table-cell>
          <table:table-cell office:value-type="string">
            <text:p>ar18dream6.png</text:p>
          </table:table-cell>
          <table:table-cell office:value-type="string">
            <text:p>ar18dream7.png</text:p>
          </table:table-cell>
          <table:table-cell office:value-type="string">
            <text:p>ar18dream8.png</text:p>
          </table:table-cell>
          <table:table-cell office:value-type="string">
            <text:p>ar18dream9.png</text:p>
          </table:table-cell>
          <table:table-cell office:value-type="string">
            <text:p>ar18dream10.png</text:p>
          </table:table-cell>
          <table:table-cell office:value-type="string">
            <text:p>ar18dream11.png</text:p>
          </table:table-cell>
          <table:table-cell office:value-type="string">
            <text:p>ar18dream12.png</text:p>
          </table:table-cell>
          <table:table-cell office:value-type="string">
            <text:p>ar18dream13.png</text:p>
          </table:table-cell>
          <table:table-cell office:value-type="string">
            <text:p>ar18dream14.png</text:p>
          </table:table-cell>
          <table:table-cell office:value-type="string">
            <text:p>ar18dream15.png</text:p>
          </table:table-cell>
        </table:table-row>
        <table:table-row table:style-name="ro1">
          <table:table-cell office:value-type="string">
            <text:p>ar19.jpg</text:p>
          </table:table-cell>
          <table:table-cell office:value-type="string">
            <text:p>ar19dream.png</text:p>
          </table:table-cell>
          <table:table-cell office:value-type="string">
            <text:p>ar19dream2.png</text:p>
          </table:table-cell>
          <table:table-cell office:value-type="string">
            <text:p>ar19dream3.png</text:p>
          </table:table-cell>
          <table:table-cell office:value-type="string">
            <text:p>ar19dream4.png</text:p>
          </table:table-cell>
          <table:table-cell office:value-type="string">
            <text:p>ar19dream5.png</text:p>
          </table:table-cell>
          <table:table-cell office:value-type="string">
            <text:p>ar19dream6.png</text:p>
          </table:table-cell>
          <table:table-cell office:value-type="string">
            <text:p>ar19dream7.png</text:p>
          </table:table-cell>
          <table:table-cell office:value-type="string">
            <text:p>ar19dream8.png</text:p>
          </table:table-cell>
          <table:table-cell office:value-type="string">
            <text:p>ar19dream9.png</text:p>
          </table:table-cell>
          <table:table-cell office:value-type="string">
            <text:p>ar19dream10.png</text:p>
          </table:table-cell>
          <table:table-cell office:value-type="string">
            <text:p>ar19dream11.png</text:p>
          </table:table-cell>
          <table:table-cell office:value-type="string">
            <text:p>ar19dream12.png</text:p>
          </table:table-cell>
          <table:table-cell office:value-type="string">
            <text:p>ar19dream13.png</text:p>
          </table:table-cell>
          <table:table-cell office:value-type="string">
            <text:p>ar19dream14.png</text:p>
          </table:table-cell>
          <table:table-cell office:value-type="string">
            <text:p>ar19dream15.png</text:p>
          </table:table-cell>
        </table:table-row>
        <table:table-row table:style-name="ro1">
          <table:table-cell office:value-type="string">
            <text:p>ar20.jpg</text:p>
          </table:table-cell>
          <table:table-cell office:value-type="string">
            <text:p>ar20dream.png</text:p>
          </table:table-cell>
          <table:table-cell office:value-type="string">
            <text:p>ar20dream2.png</text:p>
          </table:table-cell>
          <table:table-cell office:value-type="string">
            <text:p>ar20dream3.png</text:p>
          </table:table-cell>
          <table:table-cell office:value-type="string">
            <text:p>ar20dream4.png</text:p>
          </table:table-cell>
          <table:table-cell office:value-type="string">
            <text:p>ar20dream5.png</text:p>
          </table:table-cell>
          <table:table-cell office:value-type="string">
            <text:p>ar20dream6.png</text:p>
          </table:table-cell>
          <table:table-cell office:value-type="string">
            <text:p>ar20dream7.png</text:p>
          </table:table-cell>
          <table:table-cell office:value-type="string">
            <text:p>ar20dream8.png</text:p>
          </table:table-cell>
          <table:table-cell office:value-type="string">
            <text:p>ar20dream9.png</text:p>
          </table:table-cell>
          <table:table-cell office:value-type="string">
            <text:p>ar20dream10.png</text:p>
          </table:table-cell>
          <table:table-cell office:value-type="string">
            <text:p>ar20dream11.png</text:p>
          </table:table-cell>
          <table:table-cell office:value-type="string">
            <text:p>ar20dream12.png</text:p>
          </table:table-cell>
          <table:table-cell office:value-type="string">
            <text:p>ar20dream13.png</text:p>
          </table:table-cell>
          <table:table-cell office:value-type="string">
            <text:p>ar20dream14.png</text:p>
          </table:table-cell>
          <table:table-cell office:value-type="string">
            <text:p>ar20dream15.png</text:p>
          </table:table-cell>
        </table:table-row>
        <table:table-row table:style-name="ro1">
          <table:table-cell office:value-type="string">
            <text:p>ar21.jpg</text:p>
          </table:table-cell>
          <table:table-cell office:value-type="string">
            <text:p>ar21dream.png</text:p>
          </table:table-cell>
          <table:table-cell office:value-type="string">
            <text:p>ar21dream2.png</text:p>
          </table:table-cell>
          <table:table-cell office:value-type="string">
            <text:p>ar21dream3.png</text:p>
          </table:table-cell>
          <table:table-cell office:value-type="string">
            <text:p>ar21dream4.png</text:p>
          </table:table-cell>
          <table:table-cell office:value-type="string">
            <text:p>ar21dream5.png</text:p>
          </table:table-cell>
          <table:table-cell office:value-type="string">
            <text:p>ar21dream6.png</text:p>
          </table:table-cell>
          <table:table-cell office:value-type="string">
            <text:p>ar21dream7.png</text:p>
          </table:table-cell>
          <table:table-cell office:value-type="string">
            <text:p>ar21dream8.png</text:p>
          </table:table-cell>
          <table:table-cell office:value-type="string">
            <text:p>ar21dream9.png</text:p>
          </table:table-cell>
          <table:table-cell office:value-type="string">
            <text:p>ar21dream10.png</text:p>
          </table:table-cell>
          <table:table-cell office:value-type="string">
            <text:p>ar21dream11.png</text:p>
          </table:table-cell>
          <table:table-cell office:value-type="string">
            <text:p>ar21dream12.png</text:p>
          </table:table-cell>
          <table:table-cell office:value-type="string">
            <text:p>ar21dream13.png</text:p>
          </table:table-cell>
          <table:table-cell office:value-type="string">
            <text:p>ar21dream14.png</text:p>
          </table:table-cell>
          <table:table-cell office:value-type="string">
            <text:p>ar21dream15.png</text:p>
          </table:table-cell>
        </table:table-row>
        <table:table-row table:style-name="ro1">
          <table:table-cell office:value-type="string">
            <text:p>ar22.jpg</text:p>
          </table:table-cell>
          <table:table-cell office:value-type="string">
            <text:p>ar22dream.png</text:p>
          </table:table-cell>
          <table:table-cell office:value-type="string">
            <text:p>ar22dream2.png</text:p>
          </table:table-cell>
          <table:table-cell office:value-type="string">
            <text:p>ar22dream3.png</text:p>
          </table:table-cell>
          <table:table-cell office:value-type="string">
            <text:p>ar22dream4.png</text:p>
          </table:table-cell>
          <table:table-cell office:value-type="string">
            <text:p>ar22dream5.png</text:p>
          </table:table-cell>
          <table:table-cell office:value-type="string">
            <text:p>ar22dream6.png</text:p>
          </table:table-cell>
          <table:table-cell office:value-type="string">
            <text:p>ar22dream7.png</text:p>
          </table:table-cell>
          <table:table-cell office:value-type="string">
            <text:p>ar22dream8.png</text:p>
          </table:table-cell>
          <table:table-cell office:value-type="string">
            <text:p>ar22dream9.png</text:p>
          </table:table-cell>
          <table:table-cell office:value-type="string">
            <text:p>ar22dream10.png</text:p>
          </table:table-cell>
          <table:table-cell office:value-type="string">
            <text:p>ar22dream11.png</text:p>
          </table:table-cell>
          <table:table-cell office:value-type="string">
            <text:p>ar22dream12.png</text:p>
          </table:table-cell>
          <table:table-cell office:value-type="string">
            <text:p>ar22dream13.png</text:p>
          </table:table-cell>
          <table:table-cell office:value-type="string">
            <text:p>ar22dream14.png</text:p>
          </table:table-cell>
          <table:table-cell office:value-type="string">
            <text:p>ar22dream15.png</text:p>
          </table:table-cell>
        </table:table-row>
        <table:table-row table:style-name="ro1">
          <table:table-cell office:value-type="string">
            <text:p>c1.jpg</text:p>
          </table:table-cell>
          <table:table-cell office:value-type="string">
            <text:p>c1dream.png</text:p>
          </table:table-cell>
          <table:table-cell office:value-type="string">
            <text:p>c1dream2.png</text:p>
          </table:table-cell>
          <table:table-cell office:value-type="string">
            <text:p>c1dream3.png</text:p>
          </table:table-cell>
          <table:table-cell office:value-type="string">
            <text:p>c1dream4.png</text:p>
          </table:table-cell>
          <table:table-cell office:value-type="string">
            <text:p>c1dream5.png</text:p>
          </table:table-cell>
          <table:table-cell office:value-type="string">
            <text:p>c1dream6.png</text:p>
          </table:table-cell>
          <table:table-cell office:value-type="string">
            <text:p>c1dream7.png</text:p>
          </table:table-cell>
          <table:table-cell office:value-type="string">
            <text:p>c1dream8.png</text:p>
          </table:table-cell>
          <table:table-cell office:value-type="string">
            <text:p>c1dream9.png</text:p>
          </table:table-cell>
          <table:table-cell office:value-type="string">
            <text:p>c1dream10.png</text:p>
          </table:table-cell>
          <table:table-cell office:value-type="string">
            <text:p>c1dream11.png</text:p>
          </table:table-cell>
          <table:table-cell office:value-type="string">
            <text:p>c1dream12.png</text:p>
          </table:table-cell>
          <table:table-cell office:value-type="string">
            <text:p>c1dream13.png</text:p>
          </table:table-cell>
          <table:table-cell office:value-type="string">
            <text:p>c1dream14.png</text:p>
          </table:table-cell>
          <table:table-cell office:value-type="string">
            <text:p>c1dream15.png</text:p>
          </table:table-cell>
        </table:table-row>
        <table:table-row table:style-name="ro1">
          <table:table-cell office:value-type="string">
            <text:p>c2.jpg</text:p>
          </table:table-cell>
          <table:table-cell office:value-type="string">
            <text:p>c2dream.png</text:p>
          </table:table-cell>
          <table:table-cell office:value-type="string">
            <text:p>c2dream2.png</text:p>
          </table:table-cell>
          <table:table-cell office:value-type="string">
            <text:p>c2dream3.png</text:p>
          </table:table-cell>
          <table:table-cell office:value-type="string">
            <text:p>c2dream4.png</text:p>
          </table:table-cell>
          <table:table-cell office:value-type="string">
            <text:p>c2dream5.png</text:p>
          </table:table-cell>
          <table:table-cell office:value-type="string">
            <text:p>c2dream6.png</text:p>
          </table:table-cell>
          <table:table-cell office:value-type="string">
            <text:p>c2dream7.png</text:p>
          </table:table-cell>
          <table:table-cell office:value-type="string">
            <text:p>c2dream8.png</text:p>
          </table:table-cell>
          <table:table-cell office:value-type="string">
            <text:p>c2dream9.png</text:p>
          </table:table-cell>
          <table:table-cell office:value-type="string">
            <text:p>c2dream10.png</text:p>
          </table:table-cell>
          <table:table-cell office:value-type="string">
            <text:p>c2dream11.png</text:p>
          </table:table-cell>
          <table:table-cell office:value-type="string">
            <text:p>c2dream12.png</text:p>
          </table:table-cell>
          <table:table-cell office:value-type="string">
            <text:p>c2dream13.png</text:p>
          </table:table-cell>
          <table:table-cell office:value-type="string">
            <text:p>c2dream14.png</text:p>
          </table:table-cell>
          <table:table-cell office:value-type="string">
            <text:p>c2dream15.png</text:p>
          </table:table-cell>
        </table:table-row>
        <table:table-row table:style-name="ro1">
          <table:table-cell office:value-type="string">
            <text:p>c3.jpg</text:p>
          </table:table-cell>
          <table:table-cell office:value-type="string">
            <text:p>c3dream.png</text:p>
          </table:table-cell>
          <table:table-cell office:value-type="string">
            <text:p>c3dream2.png</text:p>
          </table:table-cell>
          <table:table-cell office:value-type="string">
            <text:p>c3dream3.png</text:p>
          </table:table-cell>
          <table:table-cell office:value-type="string">
            <text:p>c3dream4.png</text:p>
          </table:table-cell>
          <table:table-cell office:value-type="string">
            <text:p>c3dream5.png</text:p>
          </table:table-cell>
          <table:table-cell office:value-type="string">
            <text:p>c3dream6.png</text:p>
          </table:table-cell>
          <table:table-cell office:value-type="string">
            <text:p>c3dream7.png</text:p>
          </table:table-cell>
          <table:table-cell office:value-type="string">
            <text:p>c3dream8.png</text:p>
          </table:table-cell>
          <table:table-cell office:value-type="string">
            <text:p>c3dream9.png</text:p>
          </table:table-cell>
          <table:table-cell office:value-type="string">
            <text:p>c3dream10.png</text:p>
          </table:table-cell>
          <table:table-cell office:value-type="string">
            <text:p>c3dream11.png</text:p>
          </table:table-cell>
          <table:table-cell office:value-type="string">
            <text:p>c3dream12.png</text:p>
          </table:table-cell>
          <table:table-cell office:value-type="string">
            <text:p>c3dream13.png</text:p>
          </table:table-cell>
          <table:table-cell office:value-type="string">
            <text:p>c3dream14.png</text:p>
          </table:table-cell>
          <table:table-cell office:value-type="string">
            <text:p>c3dream15.png</text:p>
          </table:table-cell>
        </table:table-row>
        <table:table-row table:style-name="ro1">
          <table:table-cell office:value-type="string">
            <text:p>c4.jpg</text:p>
          </table:table-cell>
          <table:table-cell office:value-type="string">
            <text:p>c4dream.png</text:p>
          </table:table-cell>
          <table:table-cell office:value-type="string">
            <text:p>c4dream2.png</text:p>
          </table:table-cell>
          <table:table-cell office:value-type="string">
            <text:p>c4dream3.png</text:p>
          </table:table-cell>
          <table:table-cell office:value-type="string">
            <text:p>c4dream4.png</text:p>
          </table:table-cell>
          <table:table-cell office:value-type="string">
            <text:p>c4dream5.png</text:p>
          </table:table-cell>
          <table:table-cell office:value-type="string">
            <text:p>c4dream6.png</text:p>
          </table:table-cell>
          <table:table-cell office:value-type="string">
            <text:p>c4dream7.png</text:p>
          </table:table-cell>
          <table:table-cell office:value-type="string">
            <text:p>c4dream8.png</text:p>
          </table:table-cell>
          <table:table-cell office:value-type="string">
            <text:p>c4dream9.png</text:p>
          </table:table-cell>
          <table:table-cell office:value-type="string">
            <text:p>c4dream10.png</text:p>
          </table:table-cell>
          <table:table-cell office:value-type="string">
            <text:p>c4dream11.png</text:p>
          </table:table-cell>
          <table:table-cell office:value-type="string">
            <text:p>c4dream12.png</text:p>
          </table:table-cell>
          <table:table-cell office:value-type="string">
            <text:p>c4dream13.png</text:p>
          </table:table-cell>
          <table:table-cell office:value-type="string">
            <text:p>c4dream14.png</text:p>
          </table:table-cell>
          <table:table-cell office:value-type="string">
            <text:p>c4dream15.png</text:p>
          </table:table-cell>
        </table:table-row>
        <table:table-row table:style-name="ro1">
          <table:table-cell office:value-type="string">
            <text:p>c5.jpg</text:p>
          </table:table-cell>
          <table:table-cell office:value-type="string">
            <text:p>c5dream.png</text:p>
          </table:table-cell>
          <table:table-cell office:value-type="string">
            <text:p>c5dream2.png</text:p>
          </table:table-cell>
          <table:table-cell office:value-type="string">
            <text:p>c5dream3.png</text:p>
          </table:table-cell>
          <table:table-cell office:value-type="string">
            <text:p>c5dream4.png</text:p>
          </table:table-cell>
          <table:table-cell office:value-type="string">
            <text:p>c5dream5.png</text:p>
          </table:table-cell>
          <table:table-cell office:value-type="string">
            <text:p>c5dream6.png</text:p>
          </table:table-cell>
          <table:table-cell office:value-type="string">
            <text:p>c5dream7.png</text:p>
          </table:table-cell>
          <table:table-cell office:value-type="string">
            <text:p>c5dream8.png</text:p>
          </table:table-cell>
          <table:table-cell office:value-type="string">
            <text:p>c5dream9.png</text:p>
          </table:table-cell>
          <table:table-cell office:value-type="string">
            <text:p>c5dream10.png</text:p>
          </table:table-cell>
          <table:table-cell office:value-type="string">
            <text:p>c5dream11.png</text:p>
          </table:table-cell>
          <table:table-cell office:value-type="string">
            <text:p>c5dream12.png</text:p>
          </table:table-cell>
          <table:table-cell office:value-type="string">
            <text:p>c5dream13.png</text:p>
          </table:table-cell>
          <table:table-cell office:value-type="string">
            <text:p>c5dream14.png</text:p>
          </table:table-cell>
          <table:table-cell office:value-type="string">
            <text:p>c5dream15.png</text:p>
          </table:table-cell>
        </table:table-row>
        <table:table-row table:style-name="ro1">
          <table:table-cell office:value-type="string">
            <text:p>c6.jpg</text:p>
          </table:table-cell>
          <table:table-cell office:value-type="string">
            <text:p>c6dream.png</text:p>
          </table:table-cell>
          <table:table-cell office:value-type="string">
            <text:p>c6dream2.png</text:p>
          </table:table-cell>
          <table:table-cell office:value-type="string">
            <text:p>c6dream3.png</text:p>
          </table:table-cell>
          <table:table-cell office:value-type="string">
            <text:p>c6dream4.png</text:p>
          </table:table-cell>
          <table:table-cell office:value-type="string">
            <text:p>c6dream5.png</text:p>
          </table:table-cell>
          <table:table-cell office:value-type="string">
            <text:p>c6dream6.png</text:p>
          </table:table-cell>
          <table:table-cell office:value-type="string">
            <text:p>c6dream7.png</text:p>
          </table:table-cell>
          <table:table-cell office:value-type="string">
            <text:p>c6dream8.png</text:p>
          </table:table-cell>
          <table:table-cell office:value-type="string">
            <text:p>c6dream9.png</text:p>
          </table:table-cell>
          <table:table-cell office:value-type="string">
            <text:p>c6dream10.png</text:p>
          </table:table-cell>
          <table:table-cell office:value-type="string">
            <text:p>c6dream11.png</text:p>
          </table:table-cell>
          <table:table-cell office:value-type="string">
            <text:p>c6dream12.png</text:p>
          </table:table-cell>
          <table:table-cell office:value-type="string">
            <text:p>c6dream13.png</text:p>
          </table:table-cell>
          <table:table-cell office:value-type="string">
            <text:p>c6dream14.png</text:p>
          </table:table-cell>
          <table:table-cell office:value-type="string">
            <text:p>c6dream15.png</text:p>
          </table:table-cell>
        </table:table-row>
        <table:table-row table:style-name="ro1">
          <table:table-cell office:value-type="string">
            <text:p>c7.jpg</text:p>
          </table:table-cell>
          <table:table-cell office:value-type="string">
            <text:p>c7dream.png</text:p>
          </table:table-cell>
          <table:table-cell office:value-type="string">
            <text:p>c7dream2.png</text:p>
          </table:table-cell>
          <table:table-cell office:value-type="string">
            <text:p>c7dream3.png</text:p>
          </table:table-cell>
          <table:table-cell office:value-type="string">
            <text:p>c7dream4.png</text:p>
          </table:table-cell>
          <table:table-cell office:value-type="string">
            <text:p>c7dream5.png</text:p>
          </table:table-cell>
          <table:table-cell office:value-type="string">
            <text:p>c7dream6.png</text:p>
          </table:table-cell>
          <table:table-cell office:value-type="string">
            <text:p>c7dream7.png</text:p>
          </table:table-cell>
          <table:table-cell office:value-type="string">
            <text:p>c7dream8.png</text:p>
          </table:table-cell>
          <table:table-cell office:value-type="string">
            <text:p>c7dream9.png</text:p>
          </table:table-cell>
          <table:table-cell office:value-type="string">
            <text:p>c7dream10.png</text:p>
          </table:table-cell>
          <table:table-cell office:value-type="string">
            <text:p>c7dream11.png</text:p>
          </table:table-cell>
          <table:table-cell office:value-type="string">
            <text:p>c7dream12.png</text:p>
          </table:table-cell>
          <table:table-cell office:value-type="string">
            <text:p>c7dream13.png</text:p>
          </table:table-cell>
          <table:table-cell office:value-type="string">
            <text:p>c7dream14.png</text:p>
          </table:table-cell>
          <table:table-cell office:value-type="string">
            <text:p>c7dream15.png</text:p>
          </table:table-cell>
        </table:table-row>
        <table:table-row table:style-name="ro1">
          <table:table-cell office:value-type="string">
            <text:p>c8.jpg</text:p>
          </table:table-cell>
          <table:table-cell office:value-type="string">
            <text:p>c8dream.png</text:p>
          </table:table-cell>
          <table:table-cell office:value-type="string">
            <text:p>c8dream2.png</text:p>
          </table:table-cell>
          <table:table-cell office:value-type="string">
            <text:p>c8dream3.png</text:p>
          </table:table-cell>
          <table:table-cell office:value-type="string">
            <text:p>c8dream4.png</text:p>
          </table:table-cell>
          <table:table-cell office:value-type="string">
            <text:p>c8dream5.png</text:p>
          </table:table-cell>
          <table:table-cell office:value-type="string">
            <text:p>c8dream6.png</text:p>
          </table:table-cell>
          <table:table-cell office:value-type="string">
            <text:p>c8dream7.png</text:p>
          </table:table-cell>
          <table:table-cell office:value-type="string">
            <text:p>c8dream8.png</text:p>
          </table:table-cell>
          <table:table-cell office:value-type="string">
            <text:p>c8dream9.png</text:p>
          </table:table-cell>
          <table:table-cell office:value-type="string">
            <text:p>c8dream10.png</text:p>
          </table:table-cell>
          <table:table-cell office:value-type="string">
            <text:p>c8dream11.png</text:p>
          </table:table-cell>
          <table:table-cell office:value-type="string">
            <text:p>c8dream12.png</text:p>
          </table:table-cell>
          <table:table-cell office:value-type="string">
            <text:p>c8dream13.png</text:p>
          </table:table-cell>
          <table:table-cell office:value-type="string">
            <text:p>c8dream14.png</text:p>
          </table:table-cell>
          <table:table-cell office:value-type="string">
            <text:p>c8dream15.png</text:p>
          </table:table-cell>
        </table:table-row>
        <table:table-row table:style-name="ro1">
          <table:table-cell office:value-type="string">
            <text:p>c9.jpg</text:p>
          </table:table-cell>
          <table:table-cell office:value-type="string">
            <text:p>c9dream.png</text:p>
          </table:table-cell>
          <table:table-cell office:value-type="string">
            <text:p>c9dream2.png</text:p>
          </table:table-cell>
          <table:table-cell office:value-type="string">
            <text:p>c9dream3.png</text:p>
          </table:table-cell>
          <table:table-cell office:value-type="string">
            <text:p>c9dream4.png</text:p>
          </table:table-cell>
          <table:table-cell office:value-type="string">
            <text:p>c9dream5.png</text:p>
          </table:table-cell>
          <table:table-cell office:value-type="string">
            <text:p>c9dream6.png</text:p>
          </table:table-cell>
          <table:table-cell office:value-type="string">
            <text:p>c9dream7.png</text:p>
          </table:table-cell>
          <table:table-cell office:value-type="string">
            <text:p>c9dream8.png</text:p>
          </table:table-cell>
          <table:table-cell office:value-type="string">
            <text:p>c9dream9.png</text:p>
          </table:table-cell>
          <table:table-cell office:value-type="string">
            <text:p>c9dream10.png</text:p>
          </table:table-cell>
          <table:table-cell office:value-type="string">
            <text:p>c9dream11.png</text:p>
          </table:table-cell>
          <table:table-cell office:value-type="string">
            <text:p>c9dream12.png</text:p>
          </table:table-cell>
          <table:table-cell office:value-type="string">
            <text:p>c9dream13.png</text:p>
          </table:table-cell>
          <table:table-cell office:value-type="string">
            <text:p>c9dream14.png</text:p>
          </table:table-cell>
          <table:table-cell office:value-type="string">
            <text:p>c9dream15.png</text:p>
          </table:table-cell>
        </table:table-row>
        <table:table-row table:style-name="ro1">
          <table:table-cell table:style-name="ce1" office:value-type="string">
            <text:p>n1.jpg</text:p>
          </table:table-cell>
          <table:table-cell office:value-type="string">
            <text:p>n1dream.png</text:p>
          </table:table-cell>
          <table:table-cell office:value-type="string">
            <text:p>n1dream2.png</text:p>
          </table:table-cell>
          <table:table-cell office:value-type="string">
            <text:p>n1dream3.png</text:p>
          </table:table-cell>
          <table:table-cell office:value-type="string">
            <text:p>n1dream4.png</text:p>
          </table:table-cell>
          <table:table-cell office:value-type="string">
            <text:p>n1dream5.png</text:p>
          </table:table-cell>
          <table:table-cell office:value-type="string">
            <text:p>n1dream6.png</text:p>
          </table:table-cell>
          <table:table-cell office:value-type="string">
            <text:p>n1dream7.png</text:p>
          </table:table-cell>
          <table:table-cell office:value-type="string">
            <text:p>n1dream8.png</text:p>
          </table:table-cell>
          <table:table-cell office:value-type="string">
            <text:p>n1dream9.png</text:p>
          </table:table-cell>
          <table:table-cell office:value-type="string">
            <text:p>n1dream10.png</text:p>
          </table:table-cell>
          <table:table-cell office:value-type="string">
            <text:p>n1dream11.png</text:p>
          </table:table-cell>
          <table:table-cell office:value-type="string">
            <text:p>n1dream12.png</text:p>
          </table:table-cell>
          <table:table-cell office:value-type="string">
            <text:p>n1dream13.png</text:p>
          </table:table-cell>
          <table:table-cell office:value-type="string">
            <text:p>n1dream14.png</text:p>
          </table:table-cell>
          <table:table-cell office:value-type="string">
            <text:p>n1dream15.png</text:p>
          </table:table-cell>
        </table:table-row>
        <table:table-row table:style-name="ro1">
          <table:table-cell table:style-name="ce1" office:value-type="string">
            <text:p>n2.jpg</text:p>
          </table:table-cell>
          <table:table-cell office:value-type="string">
            <text:p>n2dream.png</text:p>
          </table:table-cell>
          <table:table-cell office:value-type="string">
            <text:p>n2dream2.png</text:p>
          </table:table-cell>
          <table:table-cell office:value-type="string">
            <text:p>n2dream3.png</text:p>
          </table:table-cell>
          <table:table-cell office:value-type="string">
            <text:p>n2dream4.png</text:p>
          </table:table-cell>
          <table:table-cell office:value-type="string">
            <text:p>n2dream5.png</text:p>
          </table:table-cell>
          <table:table-cell office:value-type="string">
            <text:p>n2dream6.png</text:p>
          </table:table-cell>
          <table:table-cell office:value-type="string">
            <text:p>n2dream7.png</text:p>
          </table:table-cell>
          <table:table-cell office:value-type="string">
            <text:p>n2dream8.png</text:p>
          </table:table-cell>
          <table:table-cell office:value-type="string">
            <text:p>n2dream9.png</text:p>
          </table:table-cell>
          <table:table-cell office:value-type="string">
            <text:p>n2dream10.png</text:p>
          </table:table-cell>
          <table:table-cell office:value-type="string">
            <text:p>n2dream11.png</text:p>
          </table:table-cell>
          <table:table-cell office:value-type="string">
            <text:p>n2dream12.png</text:p>
          </table:table-cell>
          <table:table-cell office:value-type="string">
            <text:p>n2dream13.png</text:p>
          </table:table-cell>
          <table:table-cell office:value-type="string">
            <text:p>n2dream14.png</text:p>
          </table:table-cell>
          <table:table-cell office:value-type="string">
            <text:p>n2dream15.png</text:p>
          </table:table-cell>
        </table:table-row>
        <table:table-row table:style-name="ro1">
          <table:table-cell table:style-name="ce1" office:value-type="string">
            <text:p>n3.jpg</text:p>
          </table:table-cell>
          <table:table-cell office:value-type="string">
            <text:p>n3dream.png</text:p>
          </table:table-cell>
          <table:table-cell office:value-type="string">
            <text:p>n3dream2.png</text:p>
          </table:table-cell>
          <table:table-cell office:value-type="string">
            <text:p>n3dream3.png</text:p>
          </table:table-cell>
          <table:table-cell office:value-type="string">
            <text:p>n3dream4.png</text:p>
          </table:table-cell>
          <table:table-cell office:value-type="string">
            <text:p>n3dream5.png</text:p>
          </table:table-cell>
          <table:table-cell office:value-type="string">
            <text:p>n3dream6.png</text:p>
          </table:table-cell>
          <table:table-cell office:value-type="string">
            <text:p>n3dream7.png</text:p>
          </table:table-cell>
          <table:table-cell office:value-type="string">
            <text:p>n3dream8.png</text:p>
          </table:table-cell>
          <table:table-cell office:value-type="string">
            <text:p>n3dream9.png</text:p>
          </table:table-cell>
          <table:table-cell office:value-type="string">
            <text:p>n3dream10.png</text:p>
          </table:table-cell>
          <table:table-cell office:value-type="string">
            <text:p>n3dream11.png</text:p>
          </table:table-cell>
          <table:table-cell office:value-type="string">
            <text:p>n3dream12.png</text:p>
          </table:table-cell>
          <table:table-cell office:value-type="string">
            <text:p>n3dream13.png</text:p>
          </table:table-cell>
          <table:table-cell office:value-type="string">
            <text:p>n3dream14.png</text:p>
          </table:table-cell>
          <table:table-cell office:value-type="string">
            <text:p>n3dream15.png</text:p>
          </table:table-cell>
        </table:table-row>
        <table:table-row table:style-name="ro1">
          <table:table-cell table:style-name="ce1" office:value-type="string">
            <text:p>n4.jpg</text:p>
          </table:table-cell>
          <table:table-cell office:value-type="string">
            <text:p>n4dream.png</text:p>
          </table:table-cell>
          <table:table-cell office:value-type="string">
            <text:p>n4dream2.png</text:p>
          </table:table-cell>
          <table:table-cell office:value-type="string">
            <text:p>n4dream3.png</text:p>
          </table:table-cell>
          <table:table-cell office:value-type="string">
            <text:p>n4dream4.png</text:p>
          </table:table-cell>
          <table:table-cell office:value-type="string">
            <text:p>n4dream5.png</text:p>
          </table:table-cell>
          <table:table-cell office:value-type="string">
            <text:p>n4dream6.png</text:p>
          </table:table-cell>
          <table:table-cell office:value-type="string">
            <text:p>n4dream7.png</text:p>
          </table:table-cell>
          <table:table-cell office:value-type="string">
            <text:p>n4dream8.png</text:p>
          </table:table-cell>
          <table:table-cell office:value-type="string">
            <text:p>n4dream9.png</text:p>
          </table:table-cell>
          <table:table-cell office:value-type="string">
            <text:p>n4dream10.png</text:p>
          </table:table-cell>
          <table:table-cell office:value-type="string">
            <text:p>n4dream11.png</text:p>
          </table:table-cell>
          <table:table-cell office:value-type="string">
            <text:p>n4dream12.png</text:p>
          </table:table-cell>
          <table:table-cell office:value-type="string">
            <text:p>n4dream13.png</text:p>
          </table:table-cell>
          <table:table-cell office:value-type="string">
            <text:p>n4dream14.png</text:p>
          </table:table-cell>
          <table:table-cell office:value-type="string">
            <text:p>n4dream15.png</text:p>
          </table:table-cell>
        </table:table-row>
        <table:table-row table:style-name="ro1">
          <table:table-cell table:style-name="ce1" office:value-type="string">
            <text:p>n5.jpg</text:p>
          </table:table-cell>
          <table:table-cell office:value-type="string">
            <text:p>n5dream.png</text:p>
          </table:table-cell>
          <table:table-cell office:value-type="string">
            <text:p>n5dream2.png</text:p>
          </table:table-cell>
          <table:table-cell office:value-type="string">
            <text:p>n5dream3.png</text:p>
          </table:table-cell>
          <table:table-cell office:value-type="string">
            <text:p>n5dream4.png</text:p>
          </table:table-cell>
          <table:table-cell office:value-type="string">
            <text:p>n5dream5.png</text:p>
          </table:table-cell>
          <table:table-cell office:value-type="string">
            <text:p>n5dream6.png</text:p>
          </table:table-cell>
          <table:table-cell office:value-type="string">
            <text:p>n5dream7.png</text:p>
          </table:table-cell>
          <table:table-cell office:value-type="string">
            <text:p>n5dream8.png</text:p>
          </table:table-cell>
          <table:table-cell office:value-type="string">
            <text:p>n5dream9.png</text:p>
          </table:table-cell>
          <table:table-cell office:value-type="string">
            <text:p>n5dream10.png</text:p>
          </table:table-cell>
          <table:table-cell office:value-type="string">
            <text:p>n5dream11.png</text:p>
          </table:table-cell>
          <table:table-cell office:value-type="string">
            <text:p>n5dream12.png</text:p>
          </table:table-cell>
          <table:table-cell office:value-type="string">
            <text:p>n5dream13.png</text:p>
          </table:table-cell>
          <table:table-cell office:value-type="string">
            <text:p>n5dream14.png</text:p>
          </table:table-cell>
          <table:table-cell office:value-type="string">
            <text:p>n5dream15.png</text:p>
          </table:table-cell>
        </table:table-row>
        <table:table-row table:style-name="ro1">
          <table:table-cell table:style-name="ce1" office:value-type="string">
            <text:p>n6.jpg</text:p>
          </table:table-cell>
          <table:table-cell office:value-type="string">
            <text:p>n6dream.png</text:p>
          </table:table-cell>
          <table:table-cell office:value-type="string">
            <text:p>n6dream2.png</text:p>
          </table:table-cell>
          <table:table-cell office:value-type="string">
            <text:p>n6dream3.png</text:p>
          </table:table-cell>
          <table:table-cell office:value-type="string">
            <text:p>n6dream4.png</text:p>
          </table:table-cell>
          <table:table-cell office:value-type="string">
            <text:p>n6dream5.png</text:p>
          </table:table-cell>
          <table:table-cell office:value-type="string">
            <text:p>n6dream6.png</text:p>
          </table:table-cell>
          <table:table-cell office:value-type="string">
            <text:p>n6dream7.png</text:p>
          </table:table-cell>
          <table:table-cell office:value-type="string">
            <text:p>n6dream8.png</text:p>
          </table:table-cell>
          <table:table-cell office:value-type="string">
            <text:p>n6dream9.png</text:p>
          </table:table-cell>
          <table:table-cell office:value-type="string">
            <text:p>n6dream10.png</text:p>
          </table:table-cell>
          <table:table-cell office:value-type="string">
            <text:p>n6dream11.png</text:p>
          </table:table-cell>
          <table:table-cell office:value-type="string">
            <text:p>n6dream12.png</text:p>
          </table:table-cell>
          <table:table-cell office:value-type="string">
            <text:p>n6dream13.png</text:p>
          </table:table-cell>
          <table:table-cell office:value-type="string">
            <text:p>n6dream14.png</text:p>
          </table:table-cell>
          <table:table-cell office:value-type="string">
            <text:p>n6dream15.png</text:p>
          </table:table-cell>
        </table:table-row>
        <table:table-row table:style-name="ro1">
          <table:table-cell table:style-name="ce1" office:value-type="string">
            <text:p>n7.jpg</text:p>
          </table:table-cell>
          <table:table-cell office:value-type="string">
            <text:p>n7dream.png</text:p>
          </table:table-cell>
          <table:table-cell office:value-type="string">
            <text:p>n7dream2.png</text:p>
          </table:table-cell>
          <table:table-cell office:value-type="string">
            <text:p>n7dream3.png</text:p>
          </table:table-cell>
          <table:table-cell office:value-type="string">
            <text:p>n7dream4.png</text:p>
          </table:table-cell>
          <table:table-cell office:value-type="string">
            <text:p>n7dream5.png</text:p>
          </table:table-cell>
          <table:table-cell office:value-type="string">
            <text:p>n7dream6.png</text:p>
          </table:table-cell>
          <table:table-cell office:value-type="string">
            <text:p>n7dream7.png</text:p>
          </table:table-cell>
          <table:table-cell office:value-type="string">
            <text:p>n7dream8.png</text:p>
          </table:table-cell>
          <table:table-cell office:value-type="string">
            <text:p>n7dream9.png</text:p>
          </table:table-cell>
          <table:table-cell office:value-type="string">
            <text:p>n7dream10.png</text:p>
          </table:table-cell>
          <table:table-cell office:value-type="string">
            <text:p>n7dream11.png</text:p>
          </table:table-cell>
          <table:table-cell office:value-type="string">
            <text:p>n7dream12.png</text:p>
          </table:table-cell>
          <table:table-cell office:value-type="string">
            <text:p>n7dream13.png</text:p>
          </table:table-cell>
          <table:table-cell office:value-type="string">
            <text:p>n7dream14.png</text:p>
          </table:table-cell>
          <table:table-cell office:value-type="string">
            <text:p>n7dream15.png</text:p>
          </table:table-cell>
        </table:table-row>
        <table:table-row table:style-name="ro1">
          <table:table-cell table:style-name="ce1" office:value-type="string">
            <text:p>n8.jpg</text:p>
          </table:table-cell>
          <table:table-cell office:value-type="string">
            <text:p>n8dream.png</text:p>
          </table:table-cell>
          <table:table-cell office:value-type="string">
            <text:p>n8dream2.png</text:p>
          </table:table-cell>
          <table:table-cell office:value-type="string">
            <text:p>n8dream3.png</text:p>
          </table:table-cell>
          <table:table-cell office:value-type="string">
            <text:p>n8dream4.png</text:p>
          </table:table-cell>
          <table:table-cell office:value-type="string">
            <text:p>n8dream5.png</text:p>
          </table:table-cell>
          <table:table-cell office:value-type="string">
            <text:p>n8dream6.png</text:p>
          </table:table-cell>
          <table:table-cell office:value-type="string">
            <text:p>n8dream7.png</text:p>
          </table:table-cell>
          <table:table-cell office:value-type="string">
            <text:p>n8dream8.png</text:p>
          </table:table-cell>
          <table:table-cell office:value-type="string">
            <text:p>n8dream9.png</text:p>
          </table:table-cell>
          <table:table-cell office:value-type="string">
            <text:p>n8dream10.png</text:p>
          </table:table-cell>
          <table:table-cell office:value-type="string">
            <text:p>n8dream11.png</text:p>
          </table:table-cell>
          <table:table-cell office:value-type="string">
            <text:p>n8dream12.png</text:p>
          </table:table-cell>
          <table:table-cell office:value-type="string">
            <text:p>n8dream13.png</text:p>
          </table:table-cell>
          <table:table-cell office:value-type="string">
            <text:p>n8dream14.png</text:p>
          </table:table-cell>
          <table:table-cell office:value-type="string">
            <text:p>n8dream15.png</text:p>
          </table:table-cell>
        </table:table-row>
        <table:table-row table:style-name="ro1">
          <table:table-cell table:style-name="ce1" office:value-type="string">
            <text:p>n9.jpg</text:p>
          </table:table-cell>
          <table:table-cell office:value-type="string">
            <text:p>n9dream.png</text:p>
          </table:table-cell>
          <table:table-cell office:value-type="string">
            <text:p>n9dream2.png</text:p>
          </table:table-cell>
          <table:table-cell office:value-type="string">
            <text:p>n9dream3.png</text:p>
          </table:table-cell>
          <table:table-cell office:value-type="string">
            <text:p>n9dream4.png</text:p>
          </table:table-cell>
          <table:table-cell office:value-type="string">
            <text:p>n9dream5.png</text:p>
          </table:table-cell>
          <table:table-cell office:value-type="string">
            <text:p>n9dream6.png</text:p>
          </table:table-cell>
          <table:table-cell office:value-type="string">
            <text:p>n9dream7.png</text:p>
          </table:table-cell>
          <table:table-cell office:value-type="string">
            <text:p>n9dream8.png</text:p>
          </table:table-cell>
          <table:table-cell office:value-type="string">
            <text:p>n9dream9.png</text:p>
          </table:table-cell>
          <table:table-cell office:value-type="string">
            <text:p>n9dream10.png</text:p>
          </table:table-cell>
          <table:table-cell office:value-type="string">
            <text:p>n9dream11.png</text:p>
          </table:table-cell>
          <table:table-cell office:value-type="string">
            <text:p>n9dream12.png</text:p>
          </table:table-cell>
          <table:table-cell office:value-type="string">
            <text:p>n9dream13.png</text:p>
          </table:table-cell>
          <table:table-cell office:value-type="string">
            <text:p>n9dream14.png</text:p>
          </table:table-cell>
          <table:table-cell office:value-type="string">
            <text:p>n9dream15.png</text:p>
          </table:table-cell>
        </table:table-row>
        <table:table-row table:style-name="ro1">
          <table:table-cell table:style-name="ce1" office:value-type="string">
            <text:p>n10.jpg</text:p>
          </table:table-cell>
          <table:table-cell office:value-type="string">
            <text:p>n10dream.png</text:p>
          </table:table-cell>
          <table:table-cell office:value-type="string">
            <text:p>n10dream2.png</text:p>
          </table:table-cell>
          <table:table-cell office:value-type="string">
            <text:p>n10dream3.png</text:p>
          </table:table-cell>
          <table:table-cell office:value-type="string">
            <text:p>n10dream4.png</text:p>
          </table:table-cell>
          <table:table-cell office:value-type="string">
            <text:p>n10dream5.png</text:p>
          </table:table-cell>
          <table:table-cell office:value-type="string">
            <text:p>n10dream6.png</text:p>
          </table:table-cell>
          <table:table-cell office:value-type="string">
            <text:p>n10dream7.png</text:p>
          </table:table-cell>
          <table:table-cell office:value-type="string">
            <text:p>n10dream8.png</text:p>
          </table:table-cell>
          <table:table-cell office:value-type="string">
            <text:p>n10dream9.png</text:p>
          </table:table-cell>
          <table:table-cell office:value-type="string">
            <text:p>n10dream10.png</text:p>
          </table:table-cell>
          <table:table-cell office:value-type="string">
            <text:p>n10dream11.png</text:p>
          </table:table-cell>
          <table:table-cell office:value-type="string">
            <text:p>n10dream12.png</text:p>
          </table:table-cell>
          <table:table-cell office:value-type="string">
            <text:p>n10dream13.png</text:p>
          </table:table-cell>
          <table:table-cell office:value-type="string">
            <text:p>n10dream14.png</text:p>
          </table:table-cell>
          <table:table-cell office:value-type="string">
            <text:p>n10dream15.png</text:p>
          </table:table-cell>
        </table:table-row>
        <table:table-row table:style-name="ro1">
          <table:table-cell table:style-name="ce1" office:value-type="string">
            <text:p>n11.jpg</text:p>
          </table:table-cell>
          <table:table-cell office:value-type="string">
            <text:p>n11dream.png</text:p>
          </table:table-cell>
          <table:table-cell office:value-type="string">
            <text:p>n11dream2.png</text:p>
          </table:table-cell>
          <table:table-cell office:value-type="string">
            <text:p>n11dream3.png</text:p>
          </table:table-cell>
          <table:table-cell office:value-type="string">
            <text:p>n11dream4.png</text:p>
          </table:table-cell>
          <table:table-cell office:value-type="string">
            <text:p>n11dream5.png</text:p>
          </table:table-cell>
          <table:table-cell office:value-type="string">
            <text:p>n11dream6.png</text:p>
          </table:table-cell>
          <table:table-cell office:value-type="string">
            <text:p>n11dream7.png</text:p>
          </table:table-cell>
          <table:table-cell office:value-type="string">
            <text:p>n11dream8.png</text:p>
          </table:table-cell>
          <table:table-cell office:value-type="string">
            <text:p>n11dream9.png</text:p>
          </table:table-cell>
          <table:table-cell office:value-type="string">
            <text:p>n11dream10.png</text:p>
          </table:table-cell>
          <table:table-cell office:value-type="string">
            <text:p>n11dream11.png</text:p>
          </table:table-cell>
          <table:table-cell office:value-type="string">
            <text:p>n11dream12.png</text:p>
          </table:table-cell>
          <table:table-cell office:value-type="string">
            <text:p>n11dream13.png</text:p>
          </table:table-cell>
          <table:table-cell office:value-type="string">
            <text:p>n11dream14.png</text:p>
          </table:table-cell>
          <table:table-cell office:value-type="string">
            <text:p>n11dream15.png</text:p>
          </table:table-cell>
        </table:table-row>
        <table:table-row table:style-name="ro1">
          <table:table-cell table:style-name="ce1" office:value-type="string">
            <text:p>n12.jpg</text:p>
          </table:table-cell>
          <table:table-cell office:value-type="string">
            <text:p>n12dream.png</text:p>
          </table:table-cell>
          <table:table-cell office:value-type="string">
            <text:p>n12dream2.png</text:p>
          </table:table-cell>
          <table:table-cell office:value-type="string">
            <text:p>n12dream3.png</text:p>
          </table:table-cell>
          <table:table-cell office:value-type="string">
            <text:p>n12dream4.png</text:p>
          </table:table-cell>
          <table:table-cell office:value-type="string">
            <text:p>n12dream5.png</text:p>
          </table:table-cell>
          <table:table-cell office:value-type="string">
            <text:p>n12dream6.png</text:p>
          </table:table-cell>
          <table:table-cell office:value-type="string">
            <text:p>n12dream7.png</text:p>
          </table:table-cell>
          <table:table-cell office:value-type="string">
            <text:p>n12dream8.png</text:p>
          </table:table-cell>
          <table:table-cell office:value-type="string">
            <text:p>n12dream9.png</text:p>
          </table:table-cell>
          <table:table-cell office:value-type="string">
            <text:p>n12dream10.png</text:p>
          </table:table-cell>
          <table:table-cell office:value-type="string">
            <text:p>n12dream11.png</text:p>
          </table:table-cell>
          <table:table-cell office:value-type="string">
            <text:p>n12dream12.png</text:p>
          </table:table-cell>
          <table:table-cell office:value-type="string">
            <text:p>n12dream13.png</text:p>
          </table:table-cell>
          <table:table-cell office:value-type="string">
            <text:p>n12dream14.png</text:p>
          </table:table-cell>
          <table:table-cell office:value-type="string">
            <text:p>n12dream15.png</text:p>
          </table:table-cell>
        </table:table-row>
        <table:table-row table:style-name="ro1">
          <table:table-cell table:style-name="ce1" office:value-type="string">
            <text:p>n13.jpg</text:p>
          </table:table-cell>
          <table:table-cell office:value-type="string">
            <text:p>n13dream.png</text:p>
          </table:table-cell>
          <table:table-cell office:value-type="string">
            <text:p>n13dream2.png</text:p>
          </table:table-cell>
          <table:table-cell office:value-type="string">
            <text:p>n13dream3.png</text:p>
          </table:table-cell>
          <table:table-cell office:value-type="string">
            <text:p>n13dream4.png</text:p>
          </table:table-cell>
          <table:table-cell office:value-type="string">
            <text:p>n13dream5.png</text:p>
          </table:table-cell>
          <table:table-cell office:value-type="string">
            <text:p>n13dream6.png</text:p>
          </table:table-cell>
          <table:table-cell office:value-type="string">
            <text:p>n13dream7.png</text:p>
          </table:table-cell>
          <table:table-cell office:value-type="string">
            <text:p>n13dream8.png</text:p>
          </table:table-cell>
          <table:table-cell office:value-type="string">
            <text:p>n13dream9.png</text:p>
          </table:table-cell>
          <table:table-cell office:value-type="string">
            <text:p>n13dream10.png</text:p>
          </table:table-cell>
          <table:table-cell office:value-type="string">
            <text:p>n13dream11.png</text:p>
          </table:table-cell>
          <table:table-cell office:value-type="string">
            <text:p>n13dream12.png</text:p>
          </table:table-cell>
          <table:table-cell office:value-type="string">
            <text:p>n13dream13.png</text:p>
          </table:table-cell>
          <table:table-cell office:value-type="string">
            <text:p>n13dream14.png</text:p>
          </table:table-cell>
          <table:table-cell office:value-type="string">
            <text:p>n13dream15.png</text:p>
          </table:table-cell>
        </table:table-row>
        <table:table-row table:style-name="ro1">
          <table:table-cell table:style-name="ce1" office:value-type="string">
            <text:p>n14.jpg</text:p>
          </table:table-cell>
          <table:table-cell office:value-type="string">
            <text:p>n14dream.png</text:p>
          </table:table-cell>
          <table:table-cell office:value-type="string">
            <text:p>n14dream2.png</text:p>
          </table:table-cell>
          <table:table-cell office:value-type="string">
            <text:p>n14dream3.png</text:p>
          </table:table-cell>
          <table:table-cell office:value-type="string">
            <text:p>n14dream4.png</text:p>
          </table:table-cell>
          <table:table-cell office:value-type="string">
            <text:p>n14dream5.png</text:p>
          </table:table-cell>
          <table:table-cell office:value-type="string">
            <text:p>n14dream6.png</text:p>
          </table:table-cell>
          <table:table-cell office:value-type="string">
            <text:p>n14dream7.png</text:p>
          </table:table-cell>
          <table:table-cell office:value-type="string">
            <text:p>n14dream8.png</text:p>
          </table:table-cell>
          <table:table-cell office:value-type="string">
            <text:p>n14dream9.png</text:p>
          </table:table-cell>
          <table:table-cell office:value-type="string">
            <text:p>n14dream10.png</text:p>
          </table:table-cell>
          <table:table-cell office:value-type="string">
            <text:p>n14dream11.png</text:p>
          </table:table-cell>
          <table:table-cell office:value-type="string">
            <text:p>n14dream12.png</text:p>
          </table:table-cell>
          <table:table-cell office:value-type="string">
            <text:p>n14dream13.png</text:p>
          </table:table-cell>
          <table:table-cell office:value-type="string">
            <text:p>n14dream14.png</text:p>
          </table:table-cell>
          <table:table-cell office:value-type="string">
            <text:p>n14dream15.png</text:p>
          </table:table-cell>
        </table:table-row>
        <table:table-row table:style-name="ro1">
          <table:table-cell table:style-name="ce1" office:value-type="string">
            <text:p>n15.jpg</text:p>
          </table:table-cell>
          <table:table-cell office:value-type="string">
            <text:p>n15dream.png</text:p>
          </table:table-cell>
          <table:table-cell office:value-type="string">
            <text:p>n15dream2.png</text:p>
          </table:table-cell>
          <table:table-cell office:value-type="string">
            <text:p>n15dream3.png</text:p>
          </table:table-cell>
          <table:table-cell office:value-type="string">
            <text:p>n15dream4.png</text:p>
          </table:table-cell>
          <table:table-cell office:value-type="string">
            <text:p>n15dream5.png</text:p>
          </table:table-cell>
          <table:table-cell office:value-type="string">
            <text:p>n15dream6.png</text:p>
          </table:table-cell>
          <table:table-cell office:value-type="string">
            <text:p>n15dream7.png</text:p>
          </table:table-cell>
          <table:table-cell office:value-type="string">
            <text:p>n15dream8.png</text:p>
          </table:table-cell>
          <table:table-cell office:value-type="string">
            <text:p>n15dream9.png</text:p>
          </table:table-cell>
          <table:table-cell office:value-type="string">
            <text:p>n15dream10.png</text:p>
          </table:table-cell>
          <table:table-cell office:value-type="string">
            <text:p>n15dream11.png</text:p>
          </table:table-cell>
          <table:table-cell office:value-type="string">
            <text:p>n15dream12.png</text:p>
          </table:table-cell>
          <table:table-cell office:value-type="string">
            <text:p>n15dream13.png</text:p>
          </table:table-cell>
          <table:table-cell office:value-type="string">
            <text:p>n15dream14.png</text:p>
          </table:table-cell>
          <table:table-cell office:value-type="string">
            <text:p>n15dream15.png</text:p>
          </table:table-cell>
        </table:table-row>
        <table:table-row table:style-name="ro1">
          <table:table-cell table:style-name="ce1" office:value-type="string">
            <text:p>n16.jpg</text:p>
          </table:table-cell>
          <table:table-cell office:value-type="string">
            <text:p>n16dream.png</text:p>
          </table:table-cell>
          <table:table-cell office:value-type="string">
            <text:p>n16dream2.png</text:p>
          </table:table-cell>
          <table:table-cell office:value-type="string">
            <text:p>n16dream3.png</text:p>
          </table:table-cell>
          <table:table-cell office:value-type="string">
            <text:p>n16dream4.png</text:p>
          </table:table-cell>
          <table:table-cell office:value-type="string">
            <text:p>n16dream5.png</text:p>
          </table:table-cell>
          <table:table-cell office:value-type="string">
            <text:p>n16dream6.png</text:p>
          </table:table-cell>
          <table:table-cell office:value-type="string">
            <text:p>n16dream7.png</text:p>
          </table:table-cell>
          <table:table-cell office:value-type="string">
            <text:p>n16dream8.png</text:p>
          </table:table-cell>
          <table:table-cell office:value-type="string">
            <text:p>n16dream9.png</text:p>
          </table:table-cell>
          <table:table-cell office:value-type="string">
            <text:p>n16dream10.png</text:p>
          </table:table-cell>
          <table:table-cell office:value-type="string">
            <text:p>n16dream11.png</text:p>
          </table:table-cell>
          <table:table-cell office:value-type="string">
            <text:p>n16dream12.png</text:p>
          </table:table-cell>
          <table:table-cell office:value-type="string">
            <text:p>n16dream13.png</text:p>
          </table:table-cell>
          <table:table-cell office:value-type="string">
            <text:p>n16dream14.png</text:p>
          </table:table-cell>
          <table:table-cell office:value-type="string">
            <text:p>n16dream15.png</text:p>
          </table:table-cell>
        </table:table-row>
        <table:table-row table:style-name="ro1">
          <table:table-cell table:style-name="ce1" office:value-type="string">
            <text:p>n17.jpg</text:p>
          </table:table-cell>
          <table:table-cell office:value-type="string">
            <text:p>n17dream.png</text:p>
          </table:table-cell>
          <table:table-cell office:value-type="string">
            <text:p>n17dream2.png</text:p>
          </table:table-cell>
          <table:table-cell office:value-type="string">
            <text:p>n17dream3.png</text:p>
          </table:table-cell>
          <table:table-cell office:value-type="string">
            <text:p>n17dream4.png</text:p>
          </table:table-cell>
          <table:table-cell office:value-type="string">
            <text:p>n17dream5.png</text:p>
          </table:table-cell>
          <table:table-cell office:value-type="string">
            <text:p>n17dream6.png</text:p>
          </table:table-cell>
          <table:table-cell office:value-type="string">
            <text:p>n17dream7.png</text:p>
          </table:table-cell>
          <table:table-cell office:value-type="string">
            <text:p>n17dream8.png</text:p>
          </table:table-cell>
          <table:table-cell office:value-type="string">
            <text:p>n17dream9.png</text:p>
          </table:table-cell>
          <table:table-cell office:value-type="string">
            <text:p>n17dream10.png</text:p>
          </table:table-cell>
          <table:table-cell office:value-type="string">
            <text:p>n17dream11.png</text:p>
          </table:table-cell>
          <table:table-cell office:value-type="string">
            <text:p>n17dream12.png</text:p>
          </table:table-cell>
          <table:table-cell office:value-type="string">
            <text:p>n17dream13.png</text:p>
          </table:table-cell>
          <table:table-cell office:value-type="string">
            <text:p>n17dream14.png</text:p>
          </table:table-cell>
          <table:table-cell office:value-type="string">
            <text:p>n17dream15.png</text:p>
          </table:table-cell>
        </table:table-row>
        <table:table-row table:style-name="ro1">
          <table:table-cell table:style-name="ce1" office:value-type="string">
            <text:p>n18.jpg</text:p>
          </table:table-cell>
          <table:table-cell office:value-type="string">
            <text:p>n18dream.png</text:p>
          </table:table-cell>
          <table:table-cell office:value-type="string">
            <text:p>n18dream2.png</text:p>
          </table:table-cell>
          <table:table-cell office:value-type="string">
            <text:p>n18dream3.png</text:p>
          </table:table-cell>
          <table:table-cell office:value-type="string">
            <text:p>n18dream4.png</text:p>
          </table:table-cell>
          <table:table-cell office:value-type="string">
            <text:p>n18dream5.png</text:p>
          </table:table-cell>
          <table:table-cell office:value-type="string">
            <text:p>n18dream6.png</text:p>
          </table:table-cell>
          <table:table-cell office:value-type="string">
            <text:p>n18dream7.png</text:p>
          </table:table-cell>
          <table:table-cell office:value-type="string">
            <text:p>n18dream8.png</text:p>
          </table:table-cell>
          <table:table-cell office:value-type="string">
            <text:p>n18dream9.png</text:p>
          </table:table-cell>
          <table:table-cell office:value-type="string">
            <text:p>n18dream10.png</text:p>
          </table:table-cell>
          <table:table-cell office:value-type="string">
            <text:p>n18dream11.png</text:p>
          </table:table-cell>
          <table:table-cell office:value-type="string">
            <text:p>n18dream12.png</text:p>
          </table:table-cell>
          <table:table-cell office:value-type="string">
            <text:p>n18dream13.png</text:p>
          </table:table-cell>
          <table:table-cell office:value-type="string">
            <text:p>n18dream14.png</text:p>
          </table:table-cell>
          <table:table-cell office:value-type="string">
            <text:p>n18dream15.png</text:p>
          </table:table-cell>
        </table:table-row>
        <table:table-row table:style-name="ro1">
          <table:table-cell office:value-type="string">
            <text:p>o1.jpg</text:p>
          </table:table-cell>
          <table:table-cell office:value-type="string">
            <text:p>o1dream.png</text:p>
          </table:table-cell>
          <table:table-cell office:value-type="string">
            <text:p>o1dream2.png</text:p>
          </table:table-cell>
          <table:table-cell office:value-type="string">
            <text:p>o1dream3.png</text:p>
          </table:table-cell>
          <table:table-cell office:value-type="string">
            <text:p>o1dream4.png</text:p>
          </table:table-cell>
          <table:table-cell office:value-type="string">
            <text:p>o1dream5.png</text:p>
          </table:table-cell>
          <table:table-cell office:value-type="string">
            <text:p>o1dream6.png</text:p>
          </table:table-cell>
          <table:table-cell office:value-type="string">
            <text:p>o1dream7.png</text:p>
          </table:table-cell>
          <table:table-cell office:value-type="string">
            <text:p>o1dream8.png</text:p>
          </table:table-cell>
          <table:table-cell office:value-type="string">
            <text:p>o1dream9.png</text:p>
          </table:table-cell>
          <table:table-cell office:value-type="string">
            <text:p>o1dream10.png</text:p>
          </table:table-cell>
          <table:table-cell office:value-type="string">
            <text:p>o1dream11.png</text:p>
          </table:table-cell>
          <table:table-cell office:value-type="string">
            <text:p>o1dream12.png</text:p>
          </table:table-cell>
          <table:table-cell office:value-type="string">
            <text:p>o1dream13.png</text:p>
          </table:table-cell>
          <table:table-cell office:value-type="string">
            <text:p>o1dream14.png</text:p>
          </table:table-cell>
          <table:table-cell office:value-type="string">
            <text:p>o1dream15.png</text:p>
          </table:table-cell>
        </table:table-row>
        <table:table-row table:style-name="ro1">
          <table:table-cell office:value-type="string">
            <text:p>o2.jpg</text:p>
          </table:table-cell>
          <table:table-cell office:value-type="string">
            <text:p>o2dream.png</text:p>
          </table:table-cell>
          <table:table-cell office:value-type="string">
            <text:p>o2dream2.png</text:p>
          </table:table-cell>
          <table:table-cell office:value-type="string">
            <text:p>o2dream3.png</text:p>
          </table:table-cell>
          <table:table-cell office:value-type="string">
            <text:p>o2dream4.png</text:p>
          </table:table-cell>
          <table:table-cell office:value-type="string">
            <text:p>o2dream5.png</text:p>
          </table:table-cell>
          <table:table-cell office:value-type="string">
            <text:p>o2dream6.png</text:p>
          </table:table-cell>
          <table:table-cell office:value-type="string">
            <text:p>o2dream7.png</text:p>
          </table:table-cell>
          <table:table-cell office:value-type="string">
            <text:p>o2dream8.png</text:p>
          </table:table-cell>
          <table:table-cell office:value-type="string">
            <text:p>o2dream9.png</text:p>
          </table:table-cell>
          <table:table-cell office:value-type="string">
            <text:p>o2dream10.png</text:p>
          </table:table-cell>
          <table:table-cell office:value-type="string">
            <text:p>o2dream11.png</text:p>
          </table:table-cell>
          <table:table-cell office:value-type="string">
            <text:p>o2dream12.png</text:p>
          </table:table-cell>
          <table:table-cell office:value-type="string">
            <text:p>o2dream13.png</text:p>
          </table:table-cell>
          <table:table-cell office:value-type="string">
            <text:p>o2dream14.png</text:p>
          </table:table-cell>
          <table:table-cell office:value-type="string">
            <text:p>o2dream15.png</text:p>
          </table:table-cell>
        </table:table-row>
        <table:table-row table:style-name="ro1">
          <table:table-cell office:value-type="string">
            <text:p>o3.jpg</text:p>
          </table:table-cell>
          <table:table-cell office:value-type="string">
            <text:p>o3dream.png</text:p>
          </table:table-cell>
          <table:table-cell office:value-type="string">
            <text:p>o3dream2.png</text:p>
          </table:table-cell>
          <table:table-cell office:value-type="string">
            <text:p>o3dream3.png</text:p>
          </table:table-cell>
          <table:table-cell office:value-type="string">
            <text:p>o3dream4.png</text:p>
          </table:table-cell>
          <table:table-cell office:value-type="string">
            <text:p>o3dream5.png</text:p>
          </table:table-cell>
          <table:table-cell office:value-type="string">
            <text:p>o3dream6.png</text:p>
          </table:table-cell>
          <table:table-cell office:value-type="string">
            <text:p>o3dream7.png</text:p>
          </table:table-cell>
          <table:table-cell office:value-type="string">
            <text:p>o3dream8.png</text:p>
          </table:table-cell>
          <table:table-cell office:value-type="string">
            <text:p>o3dream9.png</text:p>
          </table:table-cell>
          <table:table-cell office:value-type="string">
            <text:p>o3dream10.png</text:p>
          </table:table-cell>
          <table:table-cell office:value-type="string">
            <text:p>o3dream11.png</text:p>
          </table:table-cell>
          <table:table-cell office:value-type="string">
            <text:p>o3dream12.png</text:p>
          </table:table-cell>
          <table:table-cell office:value-type="string">
            <text:p>o3dream13.png</text:p>
          </table:table-cell>
          <table:table-cell office:value-type="string">
            <text:p>o3dream14.png</text:p>
          </table:table-cell>
          <table:table-cell office:value-type="string">
            <text:p>o3dream15.png</text:p>
          </table:table-cell>
        </table:table-row>
        <table:table-row table:style-name="ro1">
          <table:table-cell office:value-type="string">
            <text:p>o4.jpg</text:p>
          </table:table-cell>
          <table:table-cell office:value-type="string">
            <text:p>o4dream.png</text:p>
          </table:table-cell>
          <table:table-cell office:value-type="string">
            <text:p>o4dream2.png</text:p>
          </table:table-cell>
          <table:table-cell office:value-type="string">
            <text:p>o4dream3.png</text:p>
          </table:table-cell>
          <table:table-cell office:value-type="string">
            <text:p>o4dream4.png</text:p>
          </table:table-cell>
          <table:table-cell office:value-type="string">
            <text:p>o4dream5.png</text:p>
          </table:table-cell>
          <table:table-cell office:value-type="string">
            <text:p>o4dream6.png</text:p>
          </table:table-cell>
          <table:table-cell office:value-type="string">
            <text:p>o4dream7.png</text:p>
          </table:table-cell>
          <table:table-cell office:value-type="string">
            <text:p>o4dream8.png</text:p>
          </table:table-cell>
          <table:table-cell office:value-type="string">
            <text:p>o4dream9.png</text:p>
          </table:table-cell>
          <table:table-cell office:value-type="string">
            <text:p>o4dream10.png</text:p>
          </table:table-cell>
          <table:table-cell office:value-type="string">
            <text:p>o4dream11.png</text:p>
          </table:table-cell>
          <table:table-cell office:value-type="string">
            <text:p>o4dream12.png</text:p>
          </table:table-cell>
          <table:table-cell office:value-type="string">
            <text:p>o4dream13.png</text:p>
          </table:table-cell>
          <table:table-cell office:value-type="string">
            <text:p>o4dream14.png</text:p>
          </table:table-cell>
          <table:table-cell office:value-type="string">
            <text:p>o4dream15.png</text:p>
          </table:table-cell>
        </table:table-row>
        <table:table-row table:style-name="ro1">
          <table:table-cell office:value-type="string">
            <text:p>ph1.jpg</text:p>
          </table:table-cell>
          <table:table-cell office:value-type="string">
            <text:p>ph1dream.png</text:p>
          </table:table-cell>
          <table:table-cell office:value-type="string">
            <text:p>ph1dream2.png</text:p>
          </table:table-cell>
          <table:table-cell office:value-type="string">
            <text:p>ph1dream3.png</text:p>
          </table:table-cell>
          <table:table-cell office:value-type="string">
            <text:p>ph1dream4.png</text:p>
          </table:table-cell>
          <table:table-cell office:value-type="string">
            <text:p>ph1dream5.png</text:p>
          </table:table-cell>
          <table:table-cell office:value-type="string">
            <text:p>ph1dream6.png</text:p>
          </table:table-cell>
          <table:table-cell office:value-type="string">
            <text:p>ph1dream7.png</text:p>
          </table:table-cell>
          <table:table-cell office:value-type="string">
            <text:p>ph1dream8.png</text:p>
          </table:table-cell>
          <table:table-cell office:value-type="string">
            <text:p>ph1dream9.png</text:p>
          </table:table-cell>
          <table:table-cell office:value-type="string">
            <text:p>ph1dream10.png</text:p>
          </table:table-cell>
          <table:table-cell office:value-type="string">
            <text:p>ph1dream11.png</text:p>
          </table:table-cell>
          <table:table-cell office:value-type="string">
            <text:p>ph1dream12.png</text:p>
          </table:table-cell>
          <table:table-cell office:value-type="string">
            <text:p>ph1dream13.png</text:p>
          </table:table-cell>
          <table:table-cell office:value-type="string">
            <text:p>ph1dream14.png</text:p>
          </table:table-cell>
          <table:table-cell office:value-type="string">
            <text:p>ph1dream15.png</text:p>
          </table:table-cell>
        </table:table-row>
        <table:table-row table:style-name="ro1">
          <table:table-cell office:value-type="string">
            <text:p>ph2.jpg</text:p>
          </table:table-cell>
          <table:table-cell office:value-type="string">
            <text:p>ph2dream.png</text:p>
          </table:table-cell>
          <table:table-cell office:value-type="string">
            <text:p>ph2dream2.png</text:p>
          </table:table-cell>
          <table:table-cell office:value-type="string">
            <text:p>ph2dream3.png</text:p>
          </table:table-cell>
          <table:table-cell office:value-type="string">
            <text:p>ph2dream4.png</text:p>
          </table:table-cell>
          <table:table-cell office:value-type="string">
            <text:p>ph2dream5.png</text:p>
          </table:table-cell>
          <table:table-cell office:value-type="string">
            <text:p>ph2dream6.png</text:p>
          </table:table-cell>
          <table:table-cell office:value-type="string">
            <text:p>ph2dream7.png</text:p>
          </table:table-cell>
          <table:table-cell office:value-type="string">
            <text:p>ph2dream8.png</text:p>
          </table:table-cell>
          <table:table-cell office:value-type="string">
            <text:p>ph2dream9.png</text:p>
          </table:table-cell>
          <table:table-cell office:value-type="string">
            <text:p>ph2dream10.png</text:p>
          </table:table-cell>
          <table:table-cell office:value-type="string">
            <text:p>ph2dream11.png</text:p>
          </table:table-cell>
          <table:table-cell office:value-type="string">
            <text:p>ph2dream12.png</text:p>
          </table:table-cell>
          <table:table-cell office:value-type="string">
            <text:p>ph2dream13.png</text:p>
          </table:table-cell>
          <table:table-cell office:value-type="string">
            <text:p>ph2dream14.png</text:p>
          </table:table-cell>
          <table:table-cell office:value-type="string">
            <text:p>ph2dream15.png</text:p>
          </table:table-cell>
        </table:table-row>
        <table:table-row table:style-name="ro1">
          <table:table-cell office:value-type="string">
            <text:p>pol1.jpg</text:p>
          </table:table-cell>
          <table:table-cell office:value-type="string">
            <text:p>pol1dream.png</text:p>
          </table:table-cell>
          <table:table-cell office:value-type="string">
            <text:p>pol1dream2.png</text:p>
          </table:table-cell>
          <table:table-cell office:value-type="string">
            <text:p>pol1dream3.png</text:p>
          </table:table-cell>
          <table:table-cell office:value-type="string">
            <text:p>pol1dream4.png</text:p>
          </table:table-cell>
          <table:table-cell office:value-type="string">
            <text:p>pol1dream5.png</text:p>
          </table:table-cell>
          <table:table-cell office:value-type="string">
            <text:p>pol1dream6.png</text:p>
          </table:table-cell>
          <table:table-cell office:value-type="string">
            <text:p>pol1dream7.png</text:p>
          </table:table-cell>
          <table:table-cell office:value-type="string">
            <text:p>pol1dream8.png</text:p>
          </table:table-cell>
          <table:table-cell office:value-type="string">
            <text:p>pol1dream9.png</text:p>
          </table:table-cell>
          <table:table-cell office:value-type="string">
            <text:p>pol1dream10.png</text:p>
          </table:table-cell>
          <table:table-cell office:value-type="string">
            <text:p>pol1dream11.png</text:p>
          </table:table-cell>
          <table:table-cell office:value-type="string">
            <text:p>pol1dream12.png</text:p>
          </table:table-cell>
          <table:table-cell office:value-type="string">
            <text:p>pol1dream13.png</text:p>
          </table:table-cell>
          <table:table-cell office:value-type="string">
            <text:p>pol1dream14.png</text:p>
          </table:table-cell>
          <table:table-cell office:value-type="string">
            <text:p>pol1dream15.png</text:p>
          </table:table-cell>
        </table:table-row>
        <table:table-row table:style-name="ro1">
          <table:table-cell office:value-type="string">
            <text:p>pol2.jpg</text:p>
          </table:table-cell>
          <table:table-cell office:value-type="string">
            <text:p>pol2dream.png</text:p>
          </table:table-cell>
          <table:table-cell office:value-type="string">
            <text:p>pol2dream2.png</text:p>
          </table:table-cell>
          <table:table-cell office:value-type="string">
            <text:p>pol2dream3.png</text:p>
          </table:table-cell>
          <table:table-cell office:value-type="string">
            <text:p>pol2dream4.png</text:p>
          </table:table-cell>
          <table:table-cell office:value-type="string">
            <text:p>pol2dream5.png</text:p>
          </table:table-cell>
          <table:table-cell office:value-type="string">
            <text:p>pol2dream6.png</text:p>
          </table:table-cell>
          <table:table-cell office:value-type="string">
            <text:p>pol2dream7.png</text:p>
          </table:table-cell>
          <table:table-cell office:value-type="string">
            <text:p>pol2dream8.png</text:p>
          </table:table-cell>
          <table:table-cell office:value-type="string">
            <text:p>pol2dream9.png</text:p>
          </table:table-cell>
          <table:table-cell office:value-type="string">
            <text:p>pol2dream10.png</text:p>
          </table:table-cell>
          <table:table-cell office:value-type="string">
            <text:p>pol2dream11.png</text:p>
          </table:table-cell>
          <table:table-cell office:value-type="string">
            <text:p>pol2dream12.png</text:p>
          </table:table-cell>
          <table:table-cell office:value-type="string">
            <text:p>pol2dream13.png</text:p>
          </table:table-cell>
          <table:table-cell office:value-type="string">
            <text:p>pol2dream14.png</text:p>
          </table:table-cell>
          <table:table-cell office:value-type="string">
            <text:p>pol2dream15.png</text:p>
          </table:table-cell>
        </table:table-row>
        <table:table-row table:style-name="ro1">
          <table:table-cell office:value-type="string">
            <text:p>pol3.jpg</text:p>
          </table:table-cell>
          <table:table-cell office:value-type="string">
            <text:p>pol3dream.png</text:p>
          </table:table-cell>
          <table:table-cell office:value-type="string">
            <text:p>pol3dream2.png</text:p>
          </table:table-cell>
          <table:table-cell office:value-type="string">
            <text:p>pol3dream3.png</text:p>
          </table:table-cell>
          <table:table-cell office:value-type="string">
            <text:p>pol3dream4.png</text:p>
          </table:table-cell>
          <table:table-cell office:value-type="string">
            <text:p>pol3dream5.png</text:p>
          </table:table-cell>
          <table:table-cell office:value-type="string">
            <text:p>pol3dream6.png</text:p>
          </table:table-cell>
          <table:table-cell office:value-type="string">
            <text:p>pol3dream7.png</text:p>
          </table:table-cell>
          <table:table-cell office:value-type="string">
            <text:p>pol3dream8.png</text:p>
          </table:table-cell>
          <table:table-cell office:value-type="string">
            <text:p>pol3dream9.png</text:p>
          </table:table-cell>
          <table:table-cell office:value-type="string">
            <text:p>pol3dream10.png</text:p>
          </table:table-cell>
          <table:table-cell office:value-type="string">
            <text:p>pol3dream11.png</text:p>
          </table:table-cell>
          <table:table-cell office:value-type="string">
            <text:p>pol3dream12.png</text:p>
          </table:table-cell>
          <table:table-cell office:value-type="string">
            <text:p>pol3dream13.png</text:p>
          </table:table-cell>
          <table:table-cell office:value-type="string">
            <text:p>pol3dream14.png</text:p>
          </table:table-cell>
          <table:table-cell office:value-type="string">
            <text:p>pol3dream15.png</text:p>
          </table:table-cell>
        </table:table-row>
        <table:table-row table:style-name="ro1">
          <table:table-cell office:value-type="string">
            <text:p>pol4.jpg</text:p>
          </table:table-cell>
          <table:table-cell office:value-type="string">
            <text:p>pol4dream.png</text:p>
          </table:table-cell>
          <table:table-cell office:value-type="string">
            <text:p>pol4dream2.png</text:p>
          </table:table-cell>
          <table:table-cell office:value-type="string">
            <text:p>pol4dream3.png</text:p>
          </table:table-cell>
          <table:table-cell office:value-type="string">
            <text:p>pol4dream4.png</text:p>
          </table:table-cell>
          <table:table-cell office:value-type="string">
            <text:p>pol4dream5.png</text:p>
          </table:table-cell>
          <table:table-cell office:value-type="string">
            <text:p>pol4dream6.png</text:p>
          </table:table-cell>
          <table:table-cell office:value-type="string">
            <text:p>pol4dream7.png</text:p>
          </table:table-cell>
          <table:table-cell office:value-type="string">
            <text:p>pol4dream8.png</text:p>
          </table:table-cell>
          <table:table-cell office:value-type="string">
            <text:p>pol4dream9.png</text:p>
          </table:table-cell>
          <table:table-cell office:value-type="string">
            <text:p>pol4dream10.png</text:p>
          </table:table-cell>
          <table:table-cell office:value-type="string">
            <text:p>pol4dream11.png</text:p>
          </table:table-cell>
          <table:table-cell office:value-type="string">
            <text:p>pol4dream12.png</text:p>
          </table:table-cell>
          <table:table-cell office:value-type="string">
            <text:p>pol4dream13.png</text:p>
          </table:table-cell>
          <table:table-cell office:value-type="string">
            <text:p>pol4dream14.png</text:p>
          </table:table-cell>
          <table:table-cell office:value-type="string">
            <text:p>pol4dream15.png</text:p>
          </table:table-cell>
        </table:table-row>
        <table:table-row table:style-name="ro1">
          <table:table-cell office:value-type="string">
            <text:p>pol5.jpg</text:p>
          </table:table-cell>
          <table:table-cell office:value-type="string">
            <text:p>pol5dream.png</text:p>
          </table:table-cell>
          <table:table-cell office:value-type="string">
            <text:p>pol5dream2.png</text:p>
          </table:table-cell>
          <table:table-cell office:value-type="string">
            <text:p>pol5dream3.png</text:p>
          </table:table-cell>
          <table:table-cell office:value-type="string">
            <text:p>pol5dream4.png</text:p>
          </table:table-cell>
          <table:table-cell office:value-type="string">
            <text:p>pol5dream5.png</text:p>
          </table:table-cell>
          <table:table-cell office:value-type="string">
            <text:p>pol5dream6.png</text:p>
          </table:table-cell>
          <table:table-cell office:value-type="string">
            <text:p>pol5dream7.png</text:p>
          </table:table-cell>
          <table:table-cell office:value-type="string">
            <text:p>pol5dream8.png</text:p>
          </table:table-cell>
          <table:table-cell office:value-type="string">
            <text:p>pol5dream9.png</text:p>
          </table:table-cell>
          <table:table-cell office:value-type="string">
            <text:p>pol5dream10.png</text:p>
          </table:table-cell>
          <table:table-cell office:value-type="string">
            <text:p>pol5dream11.png</text:p>
          </table:table-cell>
          <table:table-cell office:value-type="string">
            <text:p>pol5dream12.png</text:p>
          </table:table-cell>
          <table:table-cell office:value-type="string">
            <text:p>pol5dream13.png</text:p>
          </table:table-cell>
          <table:table-cell office:value-type="string">
            <text:p>pol5dream14.png</text:p>
          </table:table-cell>
          <table:table-cell office:value-type="string">
            <text:p>pol5dream15.png</text:p>
          </table:table-cell>
        </table:table-row>
        <table:table-row table:style-name="ro1">
          <table:table-cell office:value-type="string">
            <text:p>pol6.jpg</text:p>
          </table:table-cell>
          <table:table-cell office:value-type="string">
            <text:p>pol6dream.png</text:p>
          </table:table-cell>
          <table:table-cell office:value-type="string">
            <text:p>pol6dream2.png</text:p>
          </table:table-cell>
          <table:table-cell office:value-type="string">
            <text:p>pol6dream3.png</text:p>
          </table:table-cell>
          <table:table-cell office:value-type="string">
            <text:p>pol6dream4.png</text:p>
          </table:table-cell>
          <table:table-cell office:value-type="string">
            <text:p>pol6dream5.png</text:p>
          </table:table-cell>
          <table:table-cell office:value-type="string">
            <text:p>pol6dream6.png</text:p>
          </table:table-cell>
          <table:table-cell office:value-type="string">
            <text:p>pol6dream7.png</text:p>
          </table:table-cell>
          <table:table-cell office:value-type="string">
            <text:p>pol6dream8.png</text:p>
          </table:table-cell>
          <table:table-cell office:value-type="string">
            <text:p>pol6dream9.png</text:p>
          </table:table-cell>
          <table:table-cell office:value-type="string">
            <text:p>pol6dream10.png</text:p>
          </table:table-cell>
          <table:table-cell office:value-type="string">
            <text:p>pol6dream11.png</text:p>
          </table:table-cell>
          <table:table-cell office:value-type="string">
            <text:p>pol6dream12.png</text:p>
          </table:table-cell>
          <table:table-cell office:value-type="string">
            <text:p>pol6dream13.png</text:p>
          </table:table-cell>
          <table:table-cell office:value-type="string">
            <text:p>pol6dream14.png</text:p>
          </table:table-cell>
          <table:table-cell office:value-type="string">
            <text:p>pol6dream15.png</text:p>
          </table:table-cell>
        </table:table-row>
        <table:table-row table:style-name="ro1">
          <table:table-cell office:value-type="string">
            <text:p>pol7.jpg</text:p>
          </table:table-cell>
          <table:table-cell office:value-type="string">
            <text:p>pol7dream.png</text:p>
          </table:table-cell>
          <table:table-cell office:value-type="string">
            <text:p>pol7dream2.png</text:p>
          </table:table-cell>
          <table:table-cell office:value-type="string">
            <text:p>pol7dream3.png</text:p>
          </table:table-cell>
          <table:table-cell office:value-type="string">
            <text:p>pol7dream4.png</text:p>
          </table:table-cell>
          <table:table-cell office:value-type="string">
            <text:p>pol7dream5.png</text:p>
          </table:table-cell>
          <table:table-cell office:value-type="string">
            <text:p>pol7dream6.png</text:p>
          </table:table-cell>
          <table:table-cell office:value-type="string">
            <text:p>pol7dream7.png</text:p>
          </table:table-cell>
          <table:table-cell office:value-type="string">
            <text:p>pol7dream8.png</text:p>
          </table:table-cell>
          <table:table-cell office:value-type="string">
            <text:p>pol7dream9.png</text:p>
          </table:table-cell>
          <table:table-cell office:value-type="string">
            <text:p>pol7dream10.png</text:p>
          </table:table-cell>
          <table:table-cell office:value-type="string">
            <text:p>pol7dream11.png</text:p>
          </table:table-cell>
          <table:table-cell office:value-type="string">
            <text:p>pol7dream12.png</text:p>
          </table:table-cell>
          <table:table-cell office:value-type="string">
            <text:p>pol7dream13.png</text:p>
          </table:table-cell>
          <table:table-cell office:value-type="string">
            <text:p>pol7dream14.png</text:p>
          </table:table-cell>
          <table:table-cell office:value-type="string">
            <text:p>pol7dream15.png</text:p>
          </table:table-cell>
        </table:table-row>
        <table:table-row table:style-name="ro1">
          <table:table-cell office:value-type="string">
            <text:p>u1.jpg</text:p>
          </table:table-cell>
          <table:table-cell table:number-columns-repeated="3"/>
          <table:table-cell office:value-type="string">
            <text:p>u1dream4.png</text:p>
          </table:table-cell>
          <table:table-cell office:value-type="string">
            <text:p>u1dream5.png</text:p>
          </table:table-cell>
          <table:table-cell office:value-type="string">
            <text:p>u1dream6.png</text:p>
          </table:table-cell>
          <table:table-cell office:value-type="string">
            <text:p>u1dream7.png</text:p>
          </table:table-cell>
          <table:table-cell office:value-type="string">
            <text:p>u1dream8.png</text:p>
          </table:table-cell>
          <table:table-cell office:value-type="string">
            <text:p>u1dream9.png</text:p>
          </table:table-cell>
          <table:table-cell office:value-type="string">
            <text:p>u1dream10.png</text:p>
          </table:table-cell>
          <table:table-cell office:value-type="string">
            <text:p>u1dream11.png</text:p>
          </table:table-cell>
          <table:table-cell office:value-type="string">
            <text:p>u1dream12.png</text:p>
          </table:table-cell>
          <table:table-cell office:value-type="string">
            <text:p>u1dream13.png</text:p>
          </table:table-cell>
          <table:table-cell office:value-type="string">
            <text:p>u1dream14.png</text:p>
          </table:table-cell>
          <table:table-cell office:value-type="string">
            <text:p>u1dream15.png</text:p>
          </table:table-cell>
        </table:table-row>
        <table:table-row table:style-name="ro1">
          <table:table-cell office:value-type="string">
            <text:p>u2.jpg</text:p>
          </table:table-cell>
          <table:table-cell table:number-columns-repeated="3"/>
          <table:table-cell office:value-type="string">
            <text:p>u2dream4.png</text:p>
          </table:table-cell>
          <table:table-cell office:value-type="string">
            <text:p>u2dream5.png</text:p>
          </table:table-cell>
          <table:table-cell office:value-type="string">
            <text:p>u2dream6.png</text:p>
          </table:table-cell>
          <table:table-cell office:value-type="string">
            <text:p>u2dream7.png</text:p>
          </table:table-cell>
          <table:table-cell office:value-type="string">
            <text:p>u2dream8.png</text:p>
          </table:table-cell>
          <table:table-cell office:value-type="string">
            <text:p>u2dream9.png</text:p>
          </table:table-cell>
          <table:table-cell office:value-type="string">
            <text:p>u2dream10.png</text:p>
          </table:table-cell>
          <table:table-cell office:value-type="string">
            <text:p>u2dream11.png</text:p>
          </table:table-cell>
          <table:table-cell office:value-type="string">
            <text:p>u2dream12.png</text:p>
          </table:table-cell>
          <table:table-cell office:value-type="string">
            <text:p>u2dream13.png</text:p>
          </table:table-cell>
          <table:table-cell office:value-type="string">
            <text:p>u2dream14.png</text:p>
          </table:table-cell>
          <table:table-cell office:value-type="string">
            <text:p>u2dream15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.07.2015</text:date>, <text:time>01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20S</meta:editing-duration>
    <meta:editing-cycles>7</meta:editing-cycles>
    <meta:generator>OpenOffice/4.1.1$Win32 OpenOffice.org_project/411m6$Build-9775</meta:generator>
    <dc:date>2015-07-21T01:36:03.60</dc:date>
    <dc:creator>Bartosz Makuch</dc:creator>
    <meta:document-statistic meta:table-count="3" meta:cell-count="1130" meta:object-count="0"/>
    <meta:user-defined meta:name="Info 1"/>
    <meta:user-defined meta:name="Info 2"/>
    <meta:user-defined meta:name="Info 3"/>
    <meta:user-defined meta:name="Info 4"/>
  </office:meta>
</office:document-meta>
</file>